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70.08mm"/>
    </style:style>
    <style:style style:name="co17" style:family="table-column">
      <style:table-column-properties fo:break-before="auto" style:column-width="48.56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22.97mm"/>
    </style:style>
    <style:style style:name="co22" style:family="table-column">
      <style:table-column-properties fo:break-before="auto" style:column-width="24.04mm"/>
    </style:style>
    <style:style style:name="co23" style:family="table-column">
      <style:table-column-properties fo:break-before="auto" style:column-width="90.51mm"/>
    </style:style>
    <style:style style:name="co24" style:family="table-column">
      <style:table-column-properties fo:break-before="auto" style:column-width="124.02mm"/>
    </style:style>
    <style:style style:name="co25" style:family="table-column">
      <style:table-column-properties fo:break-before="auto" style:column-width="73.62mm"/>
    </style:style>
    <style:style style:name="co26" style:family="table-column">
      <style:table-column-properties fo:break-before="auto" style:column-width="74.17mm"/>
    </style:style>
    <style:style style:name="co27" style:family="table-column">
      <style:table-column-properties fo:break-before="auto" style:column-width="60.01mm"/>
    </style:style>
    <style:style style:name="co28" style:family="table-column">
      <style:table-column-properties fo:break-before="auto" style:column-width="55.1mm"/>
    </style:style>
    <style:style style:name="co29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289.2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5" table:number-columns-repeated="1636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0" calcext:value-type="float">
            <text:p>8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96" calcext:value-type="float">
            <text:p>14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72" calcext:value-type="float">
            <text:p>217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63.035" calcext:value-type="float">
            <text:p>163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169" calcext:value-type="float">
            <text:p>2169</text:p>
          </table:table-cell>
          <table:table-cell office:value-type="float" office:value="163.035" calcext:value-type="float">
            <text:p>163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08" calcext:value-type="float">
            <text:p>4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2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42.325" calcext:value-type="float">
            <text:p>2042.325</text:p>
          </table:table-cell>
          <table:table-cell office:value-type="float" office:value="376.5" calcext:value-type="float">
            <text:p>376.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2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1839.675" calcext:value-type="float">
            <text:p>1839.675</text:p>
          </table:table-cell>
          <table:table-cell office:value-type="float" office:value="493.5" calcext:value-type="float">
            <text:p>493.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808" calcext:value-type="float">
            <text:p>8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484" calcext:value-type="float">
            <text:p>14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160" calcext:value-type="float">
            <text:p>21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157" calcext:value-type="float">
            <text:p>2157</text:p>
          </table:table-cell>
          <table:table-cell office:value-type="float" office:value="151.035" calcext:value-type="float">
            <text:p>151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08" calcext:value-type="float">
            <text:p>40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377.75" calcext:value-type="float">
            <text:p>377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666.25" calcext:value-type="float">
            <text:p>666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08" calcext:value-type="float">
            <text:p>10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2-a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042.325" calcext:value-type="float">
            <text:p>2042.325</text:p>
          </table:table-cell>
          <table:table-cell office:value-type="float" office:value="376.5" calcext:value-type="float">
            <text:p>376.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2-b.png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1839.675" calcext:value-type="float">
            <text:p>1839.675</text:p>
          </table:table-cell>
          <table:table-cell office:value-type="float" office:value="493.5" calcext:value-type="float">
            <text:p>493.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’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26" calcext:value-type="float">
            <text:p>1926</text:p>
          </table:table-cell>
          <table:table-cell office:value-type="float" office:value="345.331" calcext:value-type="float">
            <text:p>345.33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1 for ‘a|b’ corner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30" calcext:value-type="float">
            <text:p>2130</text:p>
          </table:table-cell>
          <table:table-cell office:value-type="float" office:value="698.669" calcext:value-type="float">
            <text:p>698.669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2 for ‘a|b’ corner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800" calcext:value-type="float">
            <text:p>18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oration border for 'abxy_area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verlay_nex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7" table:default-cell-style-name="ce2"/>
        <table:table-column table:style-name="co15" table:number-columns-repeated="2" table:default-cell-style-name="ce2"/>
        <table:table-column table:style-name="co18" table:default-cell-style-name="ce2"/>
        <table:table-column table:style-name="co7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37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3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775,0.92778,radial,0.0175,0.03889&quot;&#10;overlay1_desc0_overlay = p-light-hotkey.png&#10;overlay1_desc0_reach_x = 0&#10;overlay1_desc0_alpha_mod = 20" calcext:value-type="string">
            <text:p>### Overlay 'landscape' &gt; 0 &gt; light for 'toggle_fast_forward'</text:p>
            <text:p>overlay1_desc0 = "toggle_fast_forward,0.0775,0.92778,radial,0.0175,0.03889"</text:p>
            <text:p>overlay1_desc0_overlay = p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186" calcext:value-type="float">
            <text:p>186</text:p>
          </table:table-cell>
          <table:table-cell table:formula="of:=[$source.G4]+[.F3]" office:value-type="float" office:value="1002" calcext:value-type="float">
            <text:p>1002</text:p>
          </table:table-cell>
          <table:table-cell table:formula="of:=ROUND([.E3]/[$source.$F$1];5)" office:value-type="float" office:value="0.0175" calcext:value-type="float">
            <text:p>0.0175</text:p>
          </table:table-cell>
          <table:table-cell table:formula="of:=ROUND([.F3]/[$source.$H$1];5)" office:value-type="float" office:value="0.03889" calcext:value-type="float">
            <text:p>0.03889</text:p>
          </table:table-cell>
          <table:table-cell table:formula="of:=ROUND([.G3]/[$source.$F$1];5)" office:value-type="float" office:value="0.0775" calcext:value-type="float">
            <text:p>0.0775</text:p>
          </table:table-cell>
          <table:table-cell table:formula="of:=ROUND([.H3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775,0.92778,radial,0.0175,0.03889&quot;" calcext:value-type="string">
            <text:p>overlay1_desc0 = "toggle_fast_forward,0.0775,0.92778,radial,0.0175,0.03889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p-light-hotkey.png" calcext:value-type="string">
            <text:p>overlay1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5917,0.07222,radial,0.0175,0.03889&quot;&#10;overlay1_desc1_overlay = p-light-hotkey.png&#10;overlay1_desc1_reach_x = 0&#10;overlay1_desc1_alpha_mod = 20" calcext:value-type="string">
            <text:p>### Overlay 'landscape' &gt; 1 &gt; light for 'load_state'</text:p>
            <text:p>overlay1_desc1 = "load_state,0.35917,0.07222,radial,0.0175,0.03889"</text:p>
            <text:p>overlay1_desc1_overlay = p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862" calcext:value-type="float">
            <text:p>862</text:p>
          </table:table-cell>
          <table:table-cell table:formula="of:=[$source.G5]+[.F4]" office:value-type="float" office:value="78" calcext:value-type="float">
            <text:p>78</text:p>
          </table:table-cell>
          <table:table-cell table:formula="of:=ROUND([.E4]/[$source.$F$1];5)" office:value-type="float" office:value="0.0175" calcext:value-type="float">
            <text:p>0.0175</text:p>
          </table:table-cell>
          <table:table-cell table:formula="of:=ROUND([.F4]/[$source.$H$1];5)" office:value-type="float" office:value="0.03889" calcext:value-type="float">
            <text:p>0.03889</text:p>
          </table:table-cell>
          <table:table-cell table:formula="of:=ROUND([.G4]/[$source.$F$1];5)" office:value-type="float" office:value="0.35917" calcext:value-type="float">
            <text:p>0.35917</text:p>
          </table:table-cell>
          <table:table-cell table:formula="of:=ROUND([.H4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5917,0.07222,radial,0.0175,0.03889&quot;" calcext:value-type="string">
            <text:p>overlay1_desc1 = "load_state,0.35917,0.07222,radial,0.0175,0.03889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p-light-hotkey.png" calcext:value-type="string">
            <text:p>overlay1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4083,0.07222,radial,0.0175,0.03889&quot;&#10;overlay1_desc2_overlay = p-light-hotkey.png&#10;overlay1_desc2_reach_x = 0&#10;overlay1_desc2_alpha_mod = 20" calcext:value-type="string">
            <text:p>### Overlay 'landscape' &gt; 2 &gt; light for 'save_state'</text:p>
            <text:p>overlay1_desc2 = "save_state,0.64083,0.07222,radial,0.0175,0.03889"</text:p>
            <text:p>overlay1_desc2_overlay = p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1538" calcext:value-type="float">
            <text:p>1538</text:p>
          </table:table-cell>
          <table:table-cell table:formula="of:=[$source.G6]+[.F5]" office:value-type="float" office:value="78" calcext:value-type="float">
            <text:p>78</text:p>
          </table:table-cell>
          <table:table-cell table:formula="of:=ROUND([.E5]/[$source.$F$1];5)" office:value-type="float" office:value="0.0175" calcext:value-type="float">
            <text:p>0.0175</text:p>
          </table:table-cell>
          <table:table-cell table:formula="of:=ROUND([.F5]/[$source.$H$1];5)" office:value-type="float" office:value="0.03889" calcext:value-type="float">
            <text:p>0.03889</text:p>
          </table:table-cell>
          <table:table-cell table:formula="of:=ROUND([.G5]/[$source.$F$1];5)" office:value-type="float" office:value="0.64083" calcext:value-type="float">
            <text:p>0.64083</text:p>
          </table:table-cell>
          <table:table-cell table:formula="of:=ROUND([.H5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4083,0.07222,radial,0.0175,0.03889&quot;" calcext:value-type="string">
            <text:p>overlay1_desc2 = "save_state,0.64083,0.07222,radial,0.0175,0.03889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p-light-hotkey.png" calcext:value-type="string">
            <text:p>overlay1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225,0.92778,radial,0.0175,0.03889&quot;&#10;overlay1_desc3_overlay = p-light-hotkey.png&#10;overlay1_desc3_reach_x = 0&#10;overlay1_desc3_alpha_mod = 20" calcext:value-type="string">
            <text:p>### Overlay 'landscape' &gt; 3 &gt; light for 'menu_toggle'</text:p>
            <text:p>overlay1_desc3 = "menu_toggle,0.9225,0.92778,radial,0.0175,0.03889"</text:p>
            <text:p>overlay1_desc3_overlay = p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2214" calcext:value-type="float">
            <text:p>2214</text:p>
          </table:table-cell>
          <table:table-cell table:formula="of:=[$source.G7]+[.F6]" office:value-type="float" office:value="1002" calcext:value-type="float">
            <text:p>1002</text:p>
          </table:table-cell>
          <table:table-cell table:formula="of:=ROUND([.E6]/[$source.$F$1];5)" office:value-type="float" office:value="0.0175" calcext:value-type="float">
            <text:p>0.0175</text:p>
          </table:table-cell>
          <table:table-cell table:formula="of:=ROUND([.F6]/[$source.$H$1];5)" office:value-type="float" office:value="0.03889" calcext:value-type="float">
            <text:p>0.03889</text:p>
          </table:table-cell>
          <table:table-cell table:formula="of:=ROUND([.G6]/[$source.$F$1];5)" office:value-type="float" office:value="0.9225" calcext:value-type="float">
            <text:p>0.9225</text:p>
          </table:table-cell>
          <table:table-cell table:formula="of:=ROUND([.H6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225,0.92778,radial,0.0175,0.03889&quot;" calcext:value-type="string">
            <text:p>overlay1_desc3 = "menu_toggle,0.9225,0.92778,radial,0.0175,0.03889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p-light-hotkey.png" calcext:value-type="string">
            <text:p>overlay1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select'&#10;overlay1_desc4 = &quot;select,0.07125,0.20651,radial,0.025,0.05556&quot;&#10;overlay1_desc4_overlay = p-light-shoulder.png&#10;overlay1_desc4_reach_x = 0&#10;overlay1_desc4_alpha_mod = 20" calcext:value-type="string">
            <text:p>### Overlay 'landscape' &gt; 4 &gt; light for 'select'</text:p>
            <text:p>overlay1_desc4 = "select,0.07125,0.20651,radial,0.025,0.05556"</text:p>
            <text:p>overlay1_desc4_overlay = p-light-shoulder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0" calcext:value-type="float">
            <text:p>60</text:p>
          </table:table-cell>
          <table:table-cell table:formula="of:=[$source.E8]/2" office:value-type="float" office:value="60" calcext:value-type="float">
            <text:p>60</text:p>
          </table:table-cell>
          <table:table-cell table:formula="of:=[$source.F8]+[.E7]" office:value-type="float" office:value="171" calcext:value-type="float">
            <text:p>171</text:p>
          </table:table-cell>
          <table:table-cell table:formula="of:=[$source.G8]+[.F7]" office:value-type="float" office:value="223.035" calcext:value-type="float">
            <text:p>223.035</text:p>
          </table:table-cell>
          <table:table-cell table:formula="of:=ROUND([.E7]/[$source.$F$1];5)" office:value-type="float" office:value="0.025" calcext:value-type="float">
            <text:p>0.025</text:p>
          </table:table-cell>
          <table:table-cell table:formula="of:=ROUND([.F7]/[$source.$H$1];5)" office:value-type="float" office:value="0.05556" calcext:value-type="float">
            <text:p>0.05556</text:p>
          </table:table-cell>
          <table:table-cell table:formula="of:=ROUND([.G7]/[$source.$F$1];5)" office:value-type="float" office:value="0.07125" calcext:value-type="float">
            <text:p>0.07125</text:p>
          </table:table-cell>
          <table:table-cell table:formula="of:=ROUND([.H7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select'" calcext:value-type="string">
            <text:p>### Overlay 'landscape' &gt; 4 &gt; light for 'select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select,0.07125,0.20651,radial,0.025,0.05556&quot;" calcext:value-type="string">
            <text:p>overlay1_desc4 = "select,0.07125,0.20651,radial,0.025,0.05556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p-light-shoulder.png" calcext:value-type="string">
            <text:p>overlay1_desc4_overlay = p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start'&#10;overlay1_desc5 = &quot;start,0.92875,0.20651,radial,0.025,0.05556&quot;&#10;overlay1_desc5_overlay = p-light-shoulder.png&#10;overlay1_desc5_reach_x = 0&#10;overlay1_desc5_alpha_mod = 20" calcext:value-type="string">
            <text:p>### Overlay 'landscape' &gt; 5 &gt; light for 'start'</text:p>
            <text:p>overlay1_desc5 = "start,0.92875,0.20651,radial,0.025,0.05556"</text:p>
            <text:p>overlay1_desc5_overlay = p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2229" calcext:value-type="float">
            <text:p>2229</text:p>
          </table:table-cell>
          <table:table-cell table:formula="of:=[$source.G9]+[.F8]" office:value-type="float" office:value="223.035" calcext:value-type="float">
            <text:p>223.035</text:p>
          </table:table-cell>
          <table:table-cell table:formula="of:=ROUND([.E8]/[$source.$F$1];5)" office:value-type="float" office:value="0.025" calcext:value-type="float">
            <text:p>0.025</text:p>
          </table:table-cell>
          <table:table-cell table:formula="of:=ROUND([.F8]/[$source.$H$1];5)" office:value-type="float" office:value="0.05556" calcext:value-type="float">
            <text:p>0.05556</text:p>
          </table:table-cell>
          <table:table-cell table:formula="of:=ROUND([.G8]/[$source.$F$1];5)" office:value-type="float" office:value="0.92875" calcext:value-type="float">
            <text:p>0.92875</text:p>
          </table:table-cell>
          <table:table-cell table:formula="of:=ROUND([.H8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start'" calcext:value-type="string">
            <text:p>### Overlay 'landscape' &gt; 5 &gt; light for 'star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start,0.92875,0.20651,radial,0.025,0.05556&quot;" calcext:value-type="string">
            <text:p>overlay1_desc5 = "start,0.92875,0.20651,radial,0.025,0.05556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p-light-shoulder.png" calcext:value-type="string">
            <text:p>overlay1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up'&#10;overlay1_desc6 = &quot;up,0.1475,0.37222,radial,0.035,0.07778&quot;&#10;overlay1_desc6_overlay = p-light-act4.png&#10;overlay1_desc6_reach_x = 0&#10;overlay1_desc6_alpha_mod = 20" calcext:value-type="string">
            <text:p>### Overlay 'landscape' &gt; 6 &gt; light for 'up'</text:p>
            <text:p>overlay1_desc6 = "up,0.1475,0.37222,radial,0.035,0.07778"</text:p>
            <text:p>overlay1_desc6_overlay = p-light-act4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84" calcext:value-type="float">
            <text:p>84</text:p>
          </table:table-cell>
          <table:table-cell table:formula="of:=[$source.E10]/2" office:value-type="float" office:value="84" calcext:value-type="float">
            <text:p>84</text:p>
          </table:table-cell>
          <table:table-cell table:formula="of:=[$source.F10]+[.E9]" office:value-type="float" office:value="354" calcext:value-type="float">
            <text:p>354</text:p>
          </table:table-cell>
          <table:table-cell table:formula="of:=[$source.G10]+[.F9]" office:value-type="float" office:value="402" calcext:value-type="float">
            <text:p>402</text:p>
          </table:table-cell>
          <table:table-cell table:formula="of:=ROUND([.E9]/[$source.$F$1];5)" office:value-type="float" office:value="0.035" calcext:value-type="float">
            <text:p>0.035</text:p>
          </table:table-cell>
          <table:table-cell table:formula="of:=ROUND([.F9]/[$source.$H$1];5)" office:value-type="float" office:value="0.07778" calcext:value-type="float">
            <text:p>0.07778</text:p>
          </table:table-cell>
          <table:table-cell table:formula="of:=ROUND([.G9]/[$source.$F$1];5)" office:value-type="float" office:value="0.1475" calcext:value-type="float">
            <text:p>0.1475</text:p>
          </table:table-cell>
          <table:table-cell table:formula="of:=ROUND([.H9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up'" calcext:value-type="string">
            <text:p>### Overlay 'landscape' &gt; 6 &gt; light for 'up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up,0.1475,0.37222,radial,0.035,0.07778&quot;" calcext:value-type="string">
            <text:p>overlay1_desc6 = "up,0.1475,0.37222,radial,0.035,0.07778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p-light-act4.png" calcext:value-type="string">
            <text:p>overlay1_desc6_overlay = p-light-act4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left'&#10;overlay1_desc7 = &quot;left,0.09,0.5,radial,0.035,0.07778&quot;&#10;overlay1_desc7_overlay = p-light-act4.png&#10;overlay1_desc7_reach_x = 0&#10;overlay1_desc7_alpha_mod = 20" calcext:value-type="string">
            <text:p>### Overlay 'landscape' &gt; 7 &gt; light for 'left'</text:p>
            <text:p>overlay1_desc7 = "left,0.09,0.5,radial,0.035,0.07778"</text:p>
            <text:p>overlay1_desc7_overlay = p-light-act4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84" calcext:value-type="float">
            <text:p>84</text:p>
          </table:table-cell>
          <table:table-cell table:formula="of:=[$source.E11]/2" office:value-type="float" office:value="84" calcext:value-type="float">
            <text:p>84</text:p>
          </table:table-cell>
          <table:table-cell table:formula="of:=[$source.F11]+[.E10]" office:value-type="float" office:value="216" calcext:value-type="float">
            <text:p>216</text:p>
          </table:table-cell>
          <table:table-cell table:formula="of:=[$source.G11]+[.F10]" office:value-type="float" office:value="540" calcext:value-type="float">
            <text:p>540</text:p>
          </table:table-cell>
          <table:table-cell table:formula="of:=ROUND([.E10]/[$source.$F$1];5)" office:value-type="float" office:value="0.035" calcext:value-type="float">
            <text:p>0.035</text:p>
          </table:table-cell>
          <table:table-cell table:formula="of:=ROUND([.F10]/[$source.$H$1];5)" office:value-type="float" office:value="0.07778" calcext:value-type="float">
            <text:p>0.07778</text:p>
          </table:table-cell>
          <table:table-cell table:formula="of:=ROUND([.G10]/[$source.$F$1];5)" office:value-type="float" office:value="0.09" calcext:value-type="float">
            <text:p>0.09</text:p>
          </table:table-cell>
          <table:table-cell table:formula="of:=ROUND([.H1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left'" calcext:value-type="string">
            <text:p>### Overlay 'landscape' &gt; 7 &gt; light for 'lef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left,0.09,0.5,radial,0.035,0.07778&quot;" calcext:value-type="string">
            <text:p>overlay1_desc7 = "left,0.09,0.5,radial,0.035,0.07778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p-light-act4.png" calcext:value-type="string">
            <text:p>overlay1_desc7_overlay = p-light-act4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right'&#10;overlay1_desc8 = &quot;right,0.205,0.5,radial,0.035,0.07778&quot;&#10;overlay1_desc8_overlay = p-light-act4.png&#10;overlay1_desc8_reach_x = 0&#10;overlay1_desc8_alpha_mod = 20" calcext:value-type="string">
            <text:p>### Overlay 'landscape' &gt; 8 &gt; light for 'right'</text:p>
            <text:p>overlay1_desc8 = "right,0.205,0.5,radial,0.035,0.07778"</text:p>
            <text:p>overlay1_desc8_overlay = p-light-act4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84" calcext:value-type="float">
            <text:p>84</text:p>
          </table:table-cell>
          <table:table-cell table:formula="of:=[$source.E12]/2" office:value-type="float" office:value="84" calcext:value-type="float">
            <text:p>84</text:p>
          </table:table-cell>
          <table:table-cell table:formula="of:=[$source.F12]+[.E11]" office:value-type="float" office:value="492" calcext:value-type="float">
            <text:p>492</text:p>
          </table:table-cell>
          <table:table-cell table:formula="of:=[$source.G12]+[.F11]" office:value-type="float" office:value="540" calcext:value-type="float">
            <text:p>540</text:p>
          </table:table-cell>
          <table:table-cell table:formula="of:=ROUND([.E11]/[$source.$F$1];5)" office:value-type="float" office:value="0.035" calcext:value-type="float">
            <text:p>0.035</text:p>
          </table:table-cell>
          <table:table-cell table:formula="of:=ROUND([.F11]/[$source.$H$1];5)" office:value-type="float" office:value="0.07778" calcext:value-type="float">
            <text:p>0.07778</text:p>
          </table:table-cell>
          <table:table-cell table:formula="of:=ROUND([.G11]/[$source.$F$1];5)" office:value-type="float" office:value="0.205" calcext:value-type="float">
            <text:p>0.205</text:p>
          </table:table-cell>
          <table:table-cell table:formula="of:=ROUND([.H1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right'" calcext:value-type="string">
            <text:p>### Overlay 'landscape' &gt; 8 &gt; light for 'right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right,0.205,0.5,radial,0.035,0.07778&quot;" calcext:value-type="string">
            <text:p>overlay1_desc8 = "right,0.205,0.5,radial,0.035,0.07778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p-light-act4.png" calcext:value-type="string">
            <text:p>overlay1_desc8_overlay = p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down'&#10;overlay1_desc9 = &quot;down,0.1475,0.62778,radial,0.035,0.07778&quot;&#10;overlay1_desc9_overlay = p-light-act4.png&#10;overlay1_desc9_reach_x = 0&#10;overlay1_desc9_alpha_mod = 20" calcext:value-type="string">
            <text:p>### Overlay 'landscape' &gt; 9 &gt; light for 'down'</text:p>
            <text:p>overlay1_desc9 = "down,0.1475,0.62778,radial,0.035,0.07778"</text:p>
            <text:p>overlay1_desc9_overlay = p-light-act4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84" calcext:value-type="float">
            <text:p>84</text:p>
          </table:table-cell>
          <table:table-cell table:formula="of:=[$source.E13]/2" office:value-type="float" office:value="84" calcext:value-type="float">
            <text:p>84</text:p>
          </table:table-cell>
          <table:table-cell table:formula="of:=[$source.F13]+[.E12]" office:value-type="float" office:value="354" calcext:value-type="float">
            <text:p>354</text:p>
          </table:table-cell>
          <table:table-cell table:formula="of:=[$source.G13]+[.F12]" office:value-type="float" office:value="678" calcext:value-type="float">
            <text:p>678</text:p>
          </table:table-cell>
          <table:table-cell table:formula="of:=ROUND([.E12]/[$source.$F$1];5)" office:value-type="float" office:value="0.035" calcext:value-type="float">
            <text:p>0.035</text:p>
          </table:table-cell>
          <table:table-cell table:formula="of:=ROUND([.F12]/[$source.$H$1];5)" office:value-type="float" office:value="0.07778" calcext:value-type="float">
            <text:p>0.07778</text:p>
          </table:table-cell>
          <table:table-cell table:formula="of:=ROUND([.G12]/[$source.$F$1];5)" office:value-type="float" office:value="0.1475" calcext:value-type="float">
            <text:p>0.1475</text:p>
          </table:table-cell>
          <table:table-cell table:formula="of:=ROUND([.H12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down'" calcext:value-type="string">
            <text:p>### Overlay 'landscape' &gt; 9 &gt; light for 'down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down,0.1475,0.62778,radial,0.035,0.07778&quot;" calcext:value-type="string">
            <text:p>overlay1_desc9 = "down,0.1475,0.62778,radial,0.035,0.07778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p-light-act4.png" calcext:value-type="string">
            <text:p>overlay1_desc9_overlay = p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up|left'&#10;overlay1_desc10 = &quot;up|left,0.0874,0.36644,radial,0.0075,0.01667&quot;&#10;overlay1_desc10_overlay = p-light-corner.png&#10;overlay1_desc10_reach_x = 0&#10;overlay1_desc10_alpha_mod = 20" calcext:value-type="string">
            <text:p>### Overlay 'landscape' &gt; 10 &gt; light for 'up|left'</text:p>
            <text:p>overlay1_desc10 = "up|left,0.0874,0.36644,radial,0.0075,0.01667"</text:p>
            <text:p>overlay1_desc10_overlay = p-light-corner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18" calcext:value-type="float">
            <text:p>18</text:p>
          </table:table-cell>
          <table:table-cell table:formula="of:=[$source.E14]/2" office:value-type="float" office:value="18" calcext:value-type="float">
            <text:p>18</text:p>
          </table:table-cell>
          <table:table-cell table:formula="of:=[$source.F14]+[.E13]" office:value-type="float" office:value="209.75" calcext:value-type="float">
            <text:p>209.75</text:p>
          </table:table-cell>
          <table:table-cell table:formula="of:=[$source.G14]+[.F13]" office:value-type="float" office:value="395.75" calcext:value-type="float">
            <text:p>395.75</text:p>
          </table:table-cell>
          <table:table-cell table:formula="of:=ROUND([.E13]/[$source.$F$1];5)" office:value-type="float" office:value="0.0075" calcext:value-type="float">
            <text:p>0.0075</text:p>
          </table:table-cell>
          <table:table-cell table:formula="of:=ROUND([.F13]/[$source.$H$1];5)" office:value-type="float" office:value="0.01667" calcext:value-type="float">
            <text:p>0.01667</text:p>
          </table:table-cell>
          <table:table-cell table:formula="of:=ROUND([.G13]/[$source.$F$1];5)" office:value-type="float" office:value="0.0874" calcext:value-type="float">
            <text:p>0.0874</text:p>
          </table:table-cell>
          <table:table-cell table:formula="of:=ROUND([.H13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up|left'" calcext:value-type="string">
            <text:p>### Overlay 'landscape' &gt; 10 &gt; light for 'up|lef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up|left,0.0874,0.36644,radial,0.0075,0.01667&quot;" calcext:value-type="string">
            <text:p>overlay1_desc10 = "up|left,0.0874,0.36644,radial,0.0075,0.01667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p-light-corner.png" calcext:value-type="string">
            <text:p>overlay1_desc10_overlay = p-light-corner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up|right'&#10;overlay1_desc11 = &quot;up|right,0.2076,0.36644,radial,0.0075,0.01667&quot;&#10;overlay1_desc11_overlay = p-light-corner.png&#10;overlay1_desc11_reach_x = 0&#10;overlay1_desc11_alpha_mod = 20" calcext:value-type="string">
            <text:p>### Overlay 'landscape' &gt; 11 &gt; light for 'up|right'</text:p>
            <text:p>overlay1_desc11 = "up|right,0.2076,0.36644,radial,0.0075,0.01667"</text:p>
            <text:p>overlay1_desc11_overlay = p-light-corner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18" calcext:value-type="float">
            <text:p>18</text:p>
          </table:table-cell>
          <table:table-cell table:formula="of:=[$source.E15]/2" office:value-type="float" office:value="18" calcext:value-type="float">
            <text:p>18</text:p>
          </table:table-cell>
          <table:table-cell table:formula="of:=[$source.F15]+[.E14]" office:value-type="float" office:value="498.25" calcext:value-type="float">
            <text:p>498.25</text:p>
          </table:table-cell>
          <table:table-cell table:formula="of:=[$source.G15]+[.F14]" office:value-type="float" office:value="395.75" calcext:value-type="float">
            <text:p>395.75</text:p>
          </table:table-cell>
          <table:table-cell table:formula="of:=ROUND([.E14]/[$source.$F$1];5)" office:value-type="float" office:value="0.0075" calcext:value-type="float">
            <text:p>0.0075</text:p>
          </table:table-cell>
          <table:table-cell table:formula="of:=ROUND([.F14]/[$source.$H$1];5)" office:value-type="float" office:value="0.01667" calcext:value-type="float">
            <text:p>0.01667</text:p>
          </table:table-cell>
          <table:table-cell table:formula="of:=ROUND([.G14]/[$source.$F$1];5)" office:value-type="float" office:value="0.2076" calcext:value-type="float">
            <text:p>0.2076</text:p>
          </table:table-cell>
          <table:table-cell table:formula="of:=ROUND([.H14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up|right'" calcext:value-type="string">
            <text:p>### Overlay 'landscape' &gt; 11 &gt; light for 'up|righ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up|right,0.2076,0.36644,radial,0.0075,0.01667&quot;" calcext:value-type="string">
            <text:p>overlay1_desc11 = "up|right,0.2076,0.36644,radial,0.0075,0.01667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p-light-corner.png" calcext:value-type="string">
            <text:p>overlay1_desc11_overlay = p-light-corner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down|left'&#10;overlay1_desc12 = &quot;down|left,0.0874,0.63356,radial,0.0075,0.01667&quot;&#10;overlay1_desc12_overlay = p-light-corner.png&#10;overlay1_desc12_reach_x = 0&#10;overlay1_desc12_alpha_mod = 20" calcext:value-type="string">
            <text:p>### Overlay 'landscape' &gt; 12 &gt; light for 'down|left'</text:p>
            <text:p>overlay1_desc12 = "down|left,0.0874,0.63356,radial,0.0075,0.01667"</text:p>
            <text:p>overlay1_desc12_overlay = p-light-corner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18" calcext:value-type="float">
            <text:p>18</text:p>
          </table:table-cell>
          <table:table-cell table:formula="of:=[$source.E16]/2" office:value-type="float" office:value="18" calcext:value-type="float">
            <text:p>18</text:p>
          </table:table-cell>
          <table:table-cell table:formula="of:=[$source.F16]+[.E15]" office:value-type="float" office:value="209.75" calcext:value-type="float">
            <text:p>209.75</text:p>
          </table:table-cell>
          <table:table-cell table:formula="of:=[$source.G16]+[.F15]" office:value-type="float" office:value="684.25" calcext:value-type="float">
            <text:p>684.25</text:p>
          </table:table-cell>
          <table:table-cell table:formula="of:=ROUND([.E15]/[$source.$F$1];5)" office:value-type="float" office:value="0.0075" calcext:value-type="float">
            <text:p>0.0075</text:p>
          </table:table-cell>
          <table:table-cell table:formula="of:=ROUND([.F15]/[$source.$H$1];5)" office:value-type="float" office:value="0.01667" calcext:value-type="float">
            <text:p>0.01667</text:p>
          </table:table-cell>
          <table:table-cell table:formula="of:=ROUND([.G15]/[$source.$F$1];5)" office:value-type="float" office:value="0.0874" calcext:value-type="float">
            <text:p>0.0874</text:p>
          </table:table-cell>
          <table:table-cell table:formula="of:=ROUND([.H15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down|left'" calcext:value-type="string">
            <text:p>### Overlay 'landscape' &gt; 12 &gt; light for 'down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down|left,0.0874,0.63356,radial,0.0075,0.01667&quot;" calcext:value-type="string">
            <text:p>overlay1_desc12 = "down|left,0.0874,0.63356,radial,0.0075,0.01667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p-light-corner.png" calcext:value-type="string">
            <text:p>overlay1_desc12_overlay = p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down|right'&#10;overlay1_desc13 = &quot;down|right,0.2076,0.63356,radial,0.0075,0.01667&quot;&#10;overlay1_desc13_overlay = p-light-corner.png&#10;overlay1_desc13_reach_x = 0&#10;overlay1_desc13_alpha_mod = 20" calcext:value-type="string">
            <text:p>### Overlay 'landscape' &gt; 13 &gt; light for 'down|right'</text:p>
            <text:p>overlay1_desc13 = "down|right,0.2076,0.63356,radial,0.0075,0.01667"</text:p>
            <text:p>overlay1_desc13_overlay = p-light-corner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18" calcext:value-type="float">
            <text:p>18</text:p>
          </table:table-cell>
          <table:table-cell table:formula="of:=[$source.E17]/2" office:value-type="float" office:value="18" calcext:value-type="float">
            <text:p>18</text:p>
          </table:table-cell>
          <table:table-cell table:formula="of:=[$source.F17]+[.E16]" office:value-type="float" office:value="498.25" calcext:value-type="float">
            <text:p>498.25</text:p>
          </table:table-cell>
          <table:table-cell table:formula="of:=[$source.G17]+[.F16]" office:value-type="float" office:value="684.25" calcext:value-type="float">
            <text:p>684.25</text:p>
          </table:table-cell>
          <table:table-cell table:formula="of:=ROUND([.E16]/[$source.$F$1];5)" office:value-type="float" office:value="0.0075" calcext:value-type="float">
            <text:p>0.0075</text:p>
          </table:table-cell>
          <table:table-cell table:formula="of:=ROUND([.F16]/[$source.$H$1];5)" office:value-type="float" office:value="0.01667" calcext:value-type="float">
            <text:p>0.01667</text:p>
          </table:table-cell>
          <table:table-cell table:formula="of:=ROUND([.G16]/[$source.$F$1];5)" office:value-type="float" office:value="0.2076" calcext:value-type="float">
            <text:p>0.2076</text:p>
          </table:table-cell>
          <table:table-cell table:formula="of:=ROUND([.H16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down|right'" calcext:value-type="string">
            <text:p>### Overlay 'landscape' &gt; 13 &gt; light for 'down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down|right,0.2076,0.63356,radial,0.0075,0.01667&quot;" calcext:value-type="string">
            <text:p>overlay1_desc13 = "down|right,0.2076,0.63356,radial,0.0075,0.01667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p-light-corner.png" calcext:value-type="string">
            <text:p>overlay1_desc13_overlay = p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a'&#10;overlay1_desc14 = &quot;a,0.89472,0.44583,radial,0.04375,0.09722&quot;&#10;overlay1_desc14_overlay = p-light-act2.png&#10;overlay1_desc14_reach_x = 0&#10;overlay1_desc14_alpha_mod = 20" calcext:value-type="string">
            <text:p>### Overlay 'landscape' &gt; 14 &gt; light for 'a'</text:p>
            <text:p>overlay1_desc14 = "a,0.89472,0.44583,radial,0.04375,0.09722"</text:p>
            <text:p>overlay1_desc14_overlay = p-light-act2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05" calcext:value-type="float">
            <text:p>105</text:p>
          </table:table-cell>
          <table:table-cell table:formula="of:=[$source.E18]/2" office:value-type="float" office:value="105" calcext:value-type="float">
            <text:p>105</text:p>
          </table:table-cell>
          <table:table-cell table:formula="of:=[$source.F18]+[.E17]" office:value-type="float" office:value="2147.325" calcext:value-type="float">
            <text:p>2147.325</text:p>
          </table:table-cell>
          <table:table-cell table:formula="of:=[$source.G18]+[.F17]" office:value-type="float" office:value="481.5" calcext:value-type="float">
            <text:p>481.5</text:p>
          </table:table-cell>
          <table:table-cell table:formula="of:=ROUND([.E17]/[$source.$F$1];5)" office:value-type="float" office:value="0.04375" calcext:value-type="float">
            <text:p>0.04375</text:p>
          </table:table-cell>
          <table:table-cell table:formula="of:=ROUND([.F17]/[$source.$H$1];5)" office:value-type="float" office:value="0.09722" calcext:value-type="float">
            <text:p>0.09722</text:p>
          </table:table-cell>
          <table:table-cell table:formula="of:=ROUND([.G17]/[$source.$F$1];5)" office:value-type="float" office:value="0.89472" calcext:value-type="float">
            <text:p>0.89472</text:p>
          </table:table-cell>
          <table:table-cell table:formula="of:=ROUND([.H17]/[$source.$H$1];5)" office:value-type="float" office:value="0.44583" calcext:value-type="float">
            <text:p>0.44583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a'" calcext:value-type="string">
            <text:p>### Overlay 'landscape' &gt; 14 &gt; light for 'a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a,0.89472,0.44583,radial,0.04375,0.09722&quot;" calcext:value-type="string">
            <text:p>overlay1_desc14 = "a,0.89472,0.44583,radial,0.04375,0.09722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p-light-act2.png" calcext:value-type="string">
            <text:p>overlay1_desc14_overlay = p-light-act2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b'&#10;overlay1_desc15 = &quot;b,0.81028,0.55417,radial,0.04375,0.09722&quot;&#10;overlay1_desc15_overlay = p-light-act2.png&#10;overlay1_desc15_reach_x = 0&#10;overlay1_desc15_alpha_mod = 20" calcext:value-type="string">
            <text:p>### Overlay 'landscape' &gt; 15 &gt; light for 'b'</text:p>
            <text:p>overlay1_desc15 = "b,0.81028,0.55417,radial,0.04375,0.09722"</text:p>
            <text:p>overlay1_desc15_overlay = p-light-act2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05" calcext:value-type="float">
            <text:p>105</text:p>
          </table:table-cell>
          <table:table-cell table:formula="of:=[$source.E19]/2" office:value-type="float" office:value="105" calcext:value-type="float">
            <text:p>105</text:p>
          </table:table-cell>
          <table:table-cell table:formula="of:=[$source.F19]+[.E18]" office:value-type="float" office:value="1944.675" calcext:value-type="float">
            <text:p>1944.675</text:p>
          </table:table-cell>
          <table:table-cell table:formula="of:=[$source.G19]+[.F18]" office:value-type="float" office:value="598.5" calcext:value-type="float">
            <text:p>598.5</text:p>
          </table:table-cell>
          <table:table-cell table:formula="of:=ROUND([.E18]/[$source.$F$1];5)" office:value-type="float" office:value="0.04375" calcext:value-type="float">
            <text:p>0.04375</text:p>
          </table:table-cell>
          <table:table-cell table:formula="of:=ROUND([.F18]/[$source.$H$1];5)" office:value-type="float" office:value="0.09722" calcext:value-type="float">
            <text:p>0.09722</text:p>
          </table:table-cell>
          <table:table-cell table:formula="of:=ROUND([.G18]/[$source.$F$1];5)" office:value-type="float" office:value="0.81028" calcext:value-type="float">
            <text:p>0.81028</text:p>
          </table:table-cell>
          <table:table-cell table:formula="of:=ROUND([.H18]/[$source.$H$1];5)" office:value-type="float" office:value="0.55417" calcext:value-type="float">
            <text:p>0.55417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b'" calcext:value-type="string">
            <text:p>### Overlay 'landscape' &gt; 15 &gt; light for 'b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b,0.81028,0.55417,radial,0.04375,0.09722&quot;" calcext:value-type="string">
            <text:p>overlay1_desc15 = "b,0.81028,0.55417,radial,0.04375,0.09722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p-light-act2.png" calcext:value-type="string">
            <text:p>overlay1_desc15_overlay = p-light-act2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button for 'toggle_fast_forward'&#10;overlay1_desc16 = &quot;toggle_fast_forward,0.0775,0.92778,radial,0.0225,0.05&quot;&#10;overlay1_desc16_overlay = p-btn-fast-forward.png&#10;overlay1_desc16_reach_x = 1.25&#10;overlay1_desc16_reach_y = 1.25&#10;overlay1_desc16_alpha_mod = 2" calcext:value-type="string">
            <text:p>### Overlay 'landscape' &gt; 16 &gt; button for 'toggle_fast_forward'</text:p>
            <text:p>overlay1_desc16 = "toggle_fast_forward,0.0775,0.92778,radial,0.0225,0.05"</text:p>
            <text:p>overlay1_desc16_overlay = p-btn-fast-forward.png</text:p>
            <text:p>overlay1_desc16_reach_x = 1.25</text:p>
            <text:p>overlay1_desc16_reach_y = 1.25</text:p>
            <text:p>overlay1_desc16_alpha_mod = 2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54" calcext:value-type="float">
            <text:p>54</text:p>
          </table:table-cell>
          <table:table-cell table:formula="of:=[$source.E20]/2" office:value-type="float" office:value="54" calcext:value-type="float">
            <text:p>54</text:p>
          </table:table-cell>
          <table:table-cell table:formula="of:=[$source.F20]+[.E19]" office:value-type="float" office:value="186" calcext:value-type="float">
            <text:p>186</text:p>
          </table:table-cell>
          <table:table-cell table:formula="of:=[$source.G20]+[.F19]" office:value-type="float" office:value="1002" calcext:value-type="float">
            <text:p>1002</text:p>
          </table:table-cell>
          <table:table-cell table:formula="of:=ROUND([.E19]/[$source.$F$1];5)" office:value-type="float" office:value="0.0225" calcext:value-type="float">
            <text:p>0.0225</text:p>
          </table:table-cell>
          <table:table-cell table:formula="of:=ROUND([.F19]/[$source.$H$1];5)" office:value-type="float" office:value="0.05" calcext:value-type="float">
            <text:p>0.05</text:p>
          </table:table-cell>
          <table:table-cell table:formula="of:=ROUND([.G19]/[$source.$F$1];5)" office:value-type="float" office:value="0.0775" calcext:value-type="float">
            <text:p>0.0775</text:p>
          </table:table-cell>
          <table:table-cell table:formula="of:=ROUND([.H19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button for 'toggle_fast_forward'" calcext:value-type="string">
            <text:p>### Overlay 'landscape' &gt; 16 &gt; button for 'toggle_fast_forward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toggle_fast_forward,0.0775,0.92778,radial,0.0225,0.05&quot;" calcext:value-type="string">
            <text:p>overlay1_desc16 = "toggle_fast_forward,0.0775,0.92778,radial,0.0225,0.05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p-btn-fast-forward.png" calcext:value-type="string">
            <text:p>overlay1_desc16_overlay = p-btn-fast-forward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1.25&#10;overlay1_desc16_reach_y = 1.25" calcext:value-type="string">
            <text:p>overlay1_desc16_reach_x = 1.25</text:p>
            <text:p>overlay1_desc16_reach_y = 1.25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" calcext:value-type="string">
            <text:p>overlay1_desc16_alpha_mod = 2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button for 'load_state'&#10;overlay1_desc17 = &quot;load_state,0.35917,0.07222,radial,0.0225,0.05&quot;&#10;overlay1_desc17_overlay = p-btn-load.png&#10;overlay1_desc17_reach_x = 1.25&#10;overlay1_desc17_reach_y = 1.25&#10;overlay1_desc17_alpha_mod = 2" calcext:value-type="string">
            <text:p>### Overlay 'landscape' &gt; 17 &gt; button for 'load_state'</text:p>
            <text:p>overlay1_desc17 = "load_state,0.35917,0.07222,radial,0.0225,0.05"</text:p>
            <text:p>overlay1_desc17_overlay = p-btn-load.png</text:p>
            <text:p>overlay1_desc17_reach_x = 1.25</text:p>
            <text:p>overlay1_desc17_reach_y = 1.25</text:p>
            <text:p>overlay1_desc17_alpha_mod = 2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54" calcext:value-type="float">
            <text:p>54</text:p>
          </table:table-cell>
          <table:table-cell table:formula="of:=[$source.E21]/2" office:value-type="float" office:value="54" calcext:value-type="float">
            <text:p>54</text:p>
          </table:table-cell>
          <table:table-cell table:formula="of:=[$source.F21]+[.E20]" office:value-type="float" office:value="862" calcext:value-type="float">
            <text:p>862</text:p>
          </table:table-cell>
          <table:table-cell table:formula="of:=[$source.G21]+[.F20]" office:value-type="float" office:value="78" calcext:value-type="float">
            <text:p>78</text:p>
          </table:table-cell>
          <table:table-cell table:formula="of:=ROUND([.E20]/[$source.$F$1];5)" office:value-type="float" office:value="0.0225" calcext:value-type="float">
            <text:p>0.0225</text:p>
          </table:table-cell>
          <table:table-cell table:formula="of:=ROUND([.F20]/[$source.$H$1];5)" office:value-type="float" office:value="0.05" calcext:value-type="float">
            <text:p>0.05</text:p>
          </table:table-cell>
          <table:table-cell table:formula="of:=ROUND([.G20]/[$source.$F$1];5)" office:value-type="float" office:value="0.35917" calcext:value-type="float">
            <text:p>0.35917</text:p>
          </table:table-cell>
          <table:table-cell table:formula="of:=ROUND([.H20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button for 'load_state'" calcext:value-type="string">
            <text:p>### Overlay 'landscape' &gt; 17 &gt; button for 'load_state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load_state,0.35917,0.07222,radial,0.0225,0.05&quot;" calcext:value-type="string">
            <text:p>overlay1_desc17 = "load_state,0.35917,0.07222,radial,0.0225,0.05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p-btn-load.png" calcext:value-type="string">
            <text:p>overlay1_desc17_overlay = p-btn-load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1.25&#10;overlay1_desc17_reach_y = 1.25" calcext:value-type="string">
            <text:p>overlay1_desc17_reach_x = 1.25</text:p>
            <text:p>overlay1_desc17_reach_y = 1.25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" calcext:value-type="string">
            <text:p>overlay1_desc17_alpha_mod = 2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button for 'save_state'&#10;overlay1_desc18 = &quot;save_state,0.64083,0.07222,radial,0.0225,0.05&quot;&#10;overlay1_desc18_overlay = p-btn-save.png&#10;overlay1_desc18_reach_x = 1.25&#10;overlay1_desc18_reach_y = 1.25&#10;overlay1_desc18_alpha_mod = 2" calcext:value-type="string">
            <text:p>### Overlay 'landscape' &gt; 18 &gt; button for 'save_state'</text:p>
            <text:p>overlay1_desc18 = "save_state,0.64083,0.07222,radial,0.0225,0.05"</text:p>
            <text:p>overlay1_desc18_overlay = p-btn-save.png</text:p>
            <text:p>overlay1_desc18_reach_x = 1.25</text:p>
            <text:p>overlay1_desc18_reach_y = 1.25</text:p>
            <text:p>overlay1_desc18_alpha_mod = 2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54" calcext:value-type="float">
            <text:p>54</text:p>
          </table:table-cell>
          <table:table-cell table:formula="of:=[$source.E22]/2" office:value-type="float" office:value="54" calcext:value-type="float">
            <text:p>54</text:p>
          </table:table-cell>
          <table:table-cell table:formula="of:=[$source.F22]+[.E21]" office:value-type="float" office:value="1538" calcext:value-type="float">
            <text:p>1538</text:p>
          </table:table-cell>
          <table:table-cell table:formula="of:=[$source.G22]+[.F21]" office:value-type="float" office:value="78" calcext:value-type="float">
            <text:p>78</text:p>
          </table:table-cell>
          <table:table-cell table:formula="of:=ROUND([.E21]/[$source.$F$1];5)" office:value-type="float" office:value="0.0225" calcext:value-type="float">
            <text:p>0.0225</text:p>
          </table:table-cell>
          <table:table-cell table:formula="of:=ROUND([.F21]/[$source.$H$1];5)" office:value-type="float" office:value="0.05" calcext:value-type="float">
            <text:p>0.05</text:p>
          </table:table-cell>
          <table:table-cell table:formula="of:=ROUND([.G21]/[$source.$F$1];5)" office:value-type="float" office:value="0.64083" calcext:value-type="float">
            <text:p>0.64083</text:p>
          </table:table-cell>
          <table:table-cell table:formula="of:=ROUND([.H21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button for 'save_state'" calcext:value-type="string">
            <text:p>### Overlay 'landscape' &gt; 18 &gt; button for 'save_state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save_state,0.64083,0.07222,radial,0.0225,0.05&quot;" calcext:value-type="string">
            <text:p>overlay1_desc18 = "save_state,0.64083,0.07222,radial,0.0225,0.05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p-btn-save.png" calcext:value-type="string">
            <text:p>overlay1_desc18_overlay = p-btn-save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1.25&#10;overlay1_desc18_reach_y = 1.25" calcext:value-type="string">
            <text:p>overlay1_desc18_reach_x = 1.25</text:p>
            <text:p>overlay1_desc18_reach_y = 1.25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" calcext:value-type="string">
            <text:p>overlay1_desc18_alpha_mod = 2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button for 'menu_toggle'&#10;overlay1_desc19 = &quot;menu_toggle,0.9225,0.92778,radial,0.0225,0.05&quot;&#10;overlay1_desc19_overlay = p-btn-menu.png&#10;overlay1_desc19_reach_x = 1.25&#10;overlay1_desc19_reach_y = 1.25&#10;overlay1_desc19_alpha_mod = 2" calcext:value-type="string">
            <text:p>### Overlay 'landscape' &gt; 19 &gt; button for 'menu_toggle'</text:p>
            <text:p>overlay1_desc19 = "menu_toggle,0.9225,0.92778,radial,0.0225,0.05"</text:p>
            <text:p>overlay1_desc19_overlay = p-btn-menu.png</text:p>
            <text:p>overlay1_desc19_reach_x = 1.25</text:p>
            <text:p>overlay1_desc19_reach_y = 1.25</text:p>
            <text:p>overlay1_desc19_alpha_mod = 2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54" calcext:value-type="float">
            <text:p>54</text:p>
          </table:table-cell>
          <table:table-cell table:formula="of:=[$source.E23]/2" office:value-type="float" office:value="54" calcext:value-type="float">
            <text:p>54</text:p>
          </table:table-cell>
          <table:table-cell table:formula="of:=[$source.F23]+[.E22]" office:value-type="float" office:value="2214" calcext:value-type="float">
            <text:p>2214</text:p>
          </table:table-cell>
          <table:table-cell table:formula="of:=[$source.G23]+[.F22]" office:value-type="float" office:value="1002" calcext:value-type="float">
            <text:p>1002</text:p>
          </table:table-cell>
          <table:table-cell table:formula="of:=ROUND([.E22]/[$source.$F$1];5)" office:value-type="float" office:value="0.0225" calcext:value-type="float">
            <text:p>0.0225</text:p>
          </table:table-cell>
          <table:table-cell table:formula="of:=ROUND([.F22]/[$source.$H$1];5)" office:value-type="float" office:value="0.05" calcext:value-type="float">
            <text:p>0.05</text:p>
          </table:table-cell>
          <table:table-cell table:formula="of:=ROUND([.G22]/[$source.$F$1];5)" office:value-type="float" office:value="0.9225" calcext:value-type="float">
            <text:p>0.9225</text:p>
          </table:table-cell>
          <table:table-cell table:formula="of:=ROUND([.H22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button for 'menu_toggle'" calcext:value-type="string">
            <text:p>### Overlay 'landscape' &gt; 19 &gt; button for 'menu_toggle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menu_toggle,0.9225,0.92778,radial,0.0225,0.05&quot;" calcext:value-type="string">
            <text:p>overlay1_desc19 = "menu_toggle,0.9225,0.92778,radial,0.0225,0.05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p-btn-menu.png" calcext:value-type="string">
            <text:p>overlay1_desc19_overlay = p-btn-menu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1.25&#10;overlay1_desc19_reach_y = 1.25" calcext:value-type="string">
            <text:p>overlay1_desc19_reach_x = 1.25</text:p>
            <text:p>overlay1_desc19_reach_y = 1.25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" calcext:value-type="string">
            <text:p>overlay1_desc19_alpha_mod = 2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button for 'select'&#10;overlay1_desc20 = &quot;select,0.07125,0.20651,radial,0.03,0.06667&quot;&#10;overlay1_desc20_overlay = p-btn-select.png&#10;overlay1_desc20_reach_x = 1.25&#10;overlay1_desc20_reach_y = 1.25&#10;overlay1_desc20_alpha_mod = 2" calcext:value-type="string">
            <text:p>### Overlay 'landscape' &gt; 20 &gt; button for 'select'</text:p>
            <text:p>overlay1_desc20 = "select,0.07125,0.20651,radial,0.03,0.06667"</text:p>
            <text:p>overlay1_desc20_overlay = p-btn-select.png</text:p>
            <text:p>overlay1_desc20_reach_x = 1.25</text:p>
            <text:p>overlay1_desc20_reach_y = 1.25</text:p>
            <text:p>overlay1_desc20_alpha_mod = 2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72" calcext:value-type="float">
            <text:p>72</text:p>
          </table:table-cell>
          <table:table-cell table:formula="of:=[$source.E24]/2" office:value-type="float" office:value="72" calcext:value-type="float">
            <text:p>72</text:p>
          </table:table-cell>
          <table:table-cell table:formula="of:=[$source.F24]+[.E23]" office:value-type="float" office:value="171" calcext:value-type="float">
            <text:p>171</text:p>
          </table:table-cell>
          <table:table-cell table:formula="of:=[$source.G24]+[.F23]" office:value-type="float" office:value="223.035" calcext:value-type="float">
            <text:p>223.035</text:p>
          </table:table-cell>
          <table:table-cell table:formula="of:=ROUND([.E23]/[$source.$F$1];5)" office:value-type="float" office:value="0.03" calcext:value-type="float">
            <text:p>0.03</text:p>
          </table:table-cell>
          <table:table-cell table:formula="of:=ROUND([.F23]/[$source.$H$1];5)" office:value-type="float" office:value="0.06667" calcext:value-type="float">
            <text:p>0.06667</text:p>
          </table:table-cell>
          <table:table-cell table:formula="of:=ROUND([.G23]/[$source.$F$1];5)" office:value-type="float" office:value="0.07125" calcext:value-type="float">
            <text:p>0.07125</text:p>
          </table:table-cell>
          <table:table-cell table:formula="of:=ROUND([.H23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button for 'select'" calcext:value-type="string">
            <text:p>### Overlay 'landscape' &gt; 20 &gt; button for 'select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select,0.07125,0.20651,radial,0.03,0.06667&quot;" calcext:value-type="string">
            <text:p>overlay1_desc20 = "select,0.07125,0.20651,radial,0.03,0.06667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p-btn-select.png" calcext:value-type="string">
            <text:p>overlay1_desc20_overlay = p-btn-select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1.25&#10;overlay1_desc20_reach_y = 1.25" calcext:value-type="string">
            <text:p>overlay1_desc20_reach_x = 1.25</text:p>
            <text:p>overlay1_desc20_reach_y = 1.25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" calcext:value-type="string">
            <text:p>overlay1_desc20_alpha_mod = 2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button for 'start'&#10;overlay1_desc21 = &quot;start,0.92875,0.20651,radial,0.03,0.06667&quot;&#10;overlay1_desc21_overlay = p-btn-start.png&#10;overlay1_desc21_reach_x = 1.25&#10;overlay1_desc21_reach_y = 1.25&#10;overlay1_desc21_alpha_mod = 2" calcext:value-type="string">
            <text:p>### Overlay 'landscape' &gt; 21 &gt; button for 'start'</text:p>
            <text:p>overlay1_desc21 = "start,0.92875,0.20651,radial,0.03,0.06667"</text:p>
            <text:p>overlay1_desc21_overlay = p-btn-start.png</text:p>
            <text:p>overlay1_desc21_reach_x = 1.25</text:p>
            <text:p>overlay1_desc21_reach_y = 1.25</text:p>
            <text:p>overlay1_desc21_alpha_mod = 2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72" calcext:value-type="float">
            <text:p>72</text:p>
          </table:table-cell>
          <table:table-cell table:formula="of:=[$source.E25]/2" office:value-type="float" office:value="72" calcext:value-type="float">
            <text:p>72</text:p>
          </table:table-cell>
          <table:table-cell table:formula="of:=[$source.F25]+[.E24]" office:value-type="float" office:value="2229" calcext:value-type="float">
            <text:p>2229</text:p>
          </table:table-cell>
          <table:table-cell table:formula="of:=[$source.G25]+[.F24]" office:value-type="float" office:value="223.035" calcext:value-type="float">
            <text:p>223.035</text:p>
          </table:table-cell>
          <table:table-cell table:formula="of:=ROUND([.E24]/[$source.$F$1];5)" office:value-type="float" office:value="0.03" calcext:value-type="float">
            <text:p>0.03</text:p>
          </table:table-cell>
          <table:table-cell table:formula="of:=ROUND([.F24]/[$source.$H$1];5)" office:value-type="float" office:value="0.06667" calcext:value-type="float">
            <text:p>0.06667</text:p>
          </table:table-cell>
          <table:table-cell table:formula="of:=ROUND([.G24]/[$source.$F$1];5)" office:value-type="float" office:value="0.92875" calcext:value-type="float">
            <text:p>0.92875</text:p>
          </table:table-cell>
          <table:table-cell table:formula="of:=ROUND([.H24]/[$source.$H$1];5)" office:value-type="float" office:value="0.20651" calcext:value-type="float">
            <text:p>0.20651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button for 'start'" calcext:value-type="string">
            <text:p>### Overlay 'landscape' &gt; 21 &gt; button for 'start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start,0.92875,0.20651,radial,0.03,0.06667&quot;" calcext:value-type="string">
            <text:p>overlay1_desc21 = "start,0.92875,0.20651,radial,0.03,0.06667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p-btn-start.png" calcext:value-type="string">
            <text:p>overlay1_desc21_overlay = p-btn-start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1.25&#10;overlay1_desc21_reach_y = 1.25" calcext:value-type="string">
            <text:p>overlay1_desc21_reach_x = 1.25</text:p>
            <text:p>overlay1_desc21_reach_y = 1.25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" calcext:value-type="string">
            <text:p>overlay1_desc21_alpha_mod = 2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button for 'up', disabled, handled by dpad_area&#10;overlay1_desc22 = &quot;up,0.1475,0.37222,radial,0.035,0.07778&quot;&#10;overlay1_desc22_overlay = p-btn-dpad-up.png&#10;overlay1_desc22_reach_x = 0&#10;overlay1_desc22_alpha_mod = 2" calcext:value-type="string">
            <text:p>### Overlay 'landscape' &gt; 22 &gt; button for 'up', disabled, handled by dpad_area</text:p>
            <text:p>overlay1_desc22 = "up,0.1475,0.37222,radial,0.035,0.07778"</text:p>
            <text:p>overlay1_desc22_overlay = p-btn-dpad-up.png</text:p>
            <text:p>overlay1_desc22_reach_x = 0</text:p>
            <text:p>overlay1_desc22_alpha_mod = 2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84" calcext:value-type="float">
            <text:p>84</text:p>
          </table:table-cell>
          <table:table-cell table:formula="of:=[$source.E26]/2" office:value-type="float" office:value="84" calcext:value-type="float">
            <text:p>84</text:p>
          </table:table-cell>
          <table:table-cell table:formula="of:=[$source.F26]+[.E25]" office:value-type="float" office:value="354" calcext:value-type="float">
            <text:p>354</text:p>
          </table:table-cell>
          <table:table-cell table:formula="of:=[$source.G26]+[.F25]" office:value-type="float" office:value="402" calcext:value-type="float">
            <text:p>402</text:p>
          </table:table-cell>
          <table:table-cell table:formula="of:=ROUND([.E25]/[$source.$F$1];5)" office:value-type="float" office:value="0.035" calcext:value-type="float">
            <text:p>0.035</text:p>
          </table:table-cell>
          <table:table-cell table:formula="of:=ROUND([.F25]/[$source.$H$1];5)" office:value-type="float" office:value="0.07778" calcext:value-type="float">
            <text:p>0.07778</text:p>
          </table:table-cell>
          <table:table-cell table:formula="of:=ROUND([.G25]/[$source.$F$1];5)" office:value-type="float" office:value="0.1475" calcext:value-type="float">
            <text:p>0.1475</text:p>
          </table:table-cell>
          <table:table-cell table:formula="of:=ROUND([.H25]/[$source.$H$1];5)" office:value-type="float" office:value="0.37222" calcext:value-type="float">
            <text:p>0.37222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button for 'up', disabled, handled by dpad_area" calcext:value-type="string">
            <text:p>### Overlay 'landscape' &gt; 22 &gt; button for 'up', disabled, handled by dpad_area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up,0.1475,0.37222,radial,0.035,0.07778&quot;" calcext:value-type="string">
            <text:p>overlay1_desc22 = "up,0.1475,0.37222,radial,0.035,0.07778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p-btn-dpad-up.png" calcext:value-type="string">
            <text:p>overlay1_desc22_overlay = p-btn-dpad-up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" calcext:value-type="string">
            <text:p>overlay1_desc22_alpha_mod = 2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button for 'left', disabled, handled by dpad_area&#10;overlay1_desc23 = &quot;left,0.09,0.5,radial,0.035,0.07778&quot;&#10;overlay1_desc23_overlay = p-btn-dpad-left.png&#10;overlay1_desc23_reach_x = 0&#10;overlay1_desc23_alpha_mod = 2" calcext:value-type="string">
            <text:p>### Overlay 'landscape' &gt; 23 &gt; button for 'left', disabled, handled by dpad_area</text:p>
            <text:p>overlay1_desc23 = "left,0.09,0.5,radial,0.035,0.07778"</text:p>
            <text:p>overlay1_desc23_overlay = p-btn-dpad-left.png</text:p>
            <text:p>overlay1_desc23_reach_x = 0</text:p>
            <text:p>overlay1_desc23_alpha_mod = 2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84" calcext:value-type="float">
            <text:p>84</text:p>
          </table:table-cell>
          <table:table-cell table:formula="of:=[$source.E27]/2" office:value-type="float" office:value="84" calcext:value-type="float">
            <text:p>84</text:p>
          </table:table-cell>
          <table:table-cell table:formula="of:=[$source.F27]+[.E26]" office:value-type="float" office:value="216" calcext:value-type="float">
            <text:p>216</text:p>
          </table:table-cell>
          <table:table-cell table:formula="of:=[$source.G27]+[.F26]" office:value-type="float" office:value="540" calcext:value-type="float">
            <text:p>540</text:p>
          </table:table-cell>
          <table:table-cell table:formula="of:=ROUND([.E26]/[$source.$F$1];5)" office:value-type="float" office:value="0.035" calcext:value-type="float">
            <text:p>0.035</text:p>
          </table:table-cell>
          <table:table-cell table:formula="of:=ROUND([.F26]/[$source.$H$1];5)" office:value-type="float" office:value="0.07778" calcext:value-type="float">
            <text:p>0.07778</text:p>
          </table:table-cell>
          <table:table-cell table:formula="of:=ROUND([.G26]/[$source.$F$1];5)" office:value-type="float" office:value="0.09" calcext:value-type="float">
            <text:p>0.09</text:p>
          </table:table-cell>
          <table:table-cell table:formula="of:=ROUND([.H26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button for 'left', disabled, handled by dpad_area" calcext:value-type="string">
            <text:p>### Overlay 'landscape' &gt; 23 &gt; button for 'left', disabled, handled by dpad_area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left,0.09,0.5,radial,0.035,0.07778&quot;" calcext:value-type="string">
            <text:p>overlay1_desc23 = "left,0.09,0.5,radial,0.035,0.07778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p-btn-dpad-left.png" calcext:value-type="string">
            <text:p>overlay1_desc23_overlay = p-btn-dpad-left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" calcext:value-type="string">
            <text:p>overlay1_desc23_alpha_mod = 2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button for 'right', disabled, handled by dpad_area&#10;overlay1_desc24 = &quot;right,0.205,0.5,radial,0.035,0.07778&quot;&#10;overlay1_desc24_overlay = p-btn-dpad-right.png&#10;overlay1_desc24_reach_x = 0&#10;overlay1_desc24_alpha_mod = 2" calcext:value-type="string">
            <text:p>### Overlay 'landscape' &gt; 24 &gt; button for 'right', disabled, handled by dpad_area</text:p>
            <text:p>overlay1_desc24 = "right,0.205,0.5,radial,0.035,0.07778"</text:p>
            <text:p>overlay1_desc24_overlay = p-btn-dpad-right.png</text:p>
            <text:p>overlay1_desc24_reach_x = 0</text:p>
            <text:p>overlay1_desc24_alpha_mod = 2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84" calcext:value-type="float">
            <text:p>84</text:p>
          </table:table-cell>
          <table:table-cell table:formula="of:=[$source.E28]/2" office:value-type="float" office:value="84" calcext:value-type="float">
            <text:p>84</text:p>
          </table:table-cell>
          <table:table-cell table:formula="of:=[$source.F28]+[.E27]" office:value-type="float" office:value="492" calcext:value-type="float">
            <text:p>492</text:p>
          </table:table-cell>
          <table:table-cell table:formula="of:=[$source.G28]+[.F27]" office:value-type="float" office:value="540" calcext:value-type="float">
            <text:p>540</text:p>
          </table:table-cell>
          <table:table-cell table:formula="of:=ROUND([.E27]/[$source.$F$1];5)" office:value-type="float" office:value="0.035" calcext:value-type="float">
            <text:p>0.035</text:p>
          </table:table-cell>
          <table:table-cell table:formula="of:=ROUND([.F27]/[$source.$H$1];5)" office:value-type="float" office:value="0.07778" calcext:value-type="float">
            <text:p>0.07778</text:p>
          </table:table-cell>
          <table:table-cell table:formula="of:=ROUND([.G27]/[$source.$F$1];5)" office:value-type="float" office:value="0.205" calcext:value-type="float">
            <text:p>0.205</text:p>
          </table:table-cell>
          <table:table-cell table:formula="of:=ROUND([.H27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button for 'right', disabled, handled by dpad_area" calcext:value-type="string">
            <text:p>### Overlay 'landscape' &gt; 24 &gt; button for 'right', disabled, handled by dpad_area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right,0.205,0.5,radial,0.035,0.07778&quot;" calcext:value-type="string">
            <text:p>overlay1_desc24 = "right,0.205,0.5,radial,0.035,0.07778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p-btn-dpad-right.png" calcext:value-type="string">
            <text:p>overlay1_desc24_overlay = p-btn-dpad-right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0" calcext:value-type="string">
            <text:p>overlay1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" calcext:value-type="string">
            <text:p>overlay1_desc24_alpha_mod = 2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button for 'down', disabled, handled by dpad_area&#10;overlay1_desc25 = &quot;down,0.1475,0.62778,radial,0.035,0.07778&quot;&#10;overlay1_desc25_overlay = p-btn-dpad-down.png&#10;overlay1_desc25_reach_x = 0&#10;overlay1_desc25_alpha_mod = 2" calcext:value-type="string">
            <text:p>### Overlay 'landscape' &gt; 25 &gt; button for 'down', disabled, handled by dpad_area</text:p>
            <text:p>overlay1_desc25 = "down,0.1475,0.62778,radial,0.035,0.07778"</text:p>
            <text:p>overlay1_desc25_overlay = p-btn-dpad-down.png</text:p>
            <text:p>overlay1_desc25_reach_x = 0</text:p>
            <text:p>overlay1_desc25_alpha_mod = 2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84" calcext:value-type="float">
            <text:p>84</text:p>
          </table:table-cell>
          <table:table-cell table:formula="of:=[$source.E29]/2" office:value-type="float" office:value="84" calcext:value-type="float">
            <text:p>84</text:p>
          </table:table-cell>
          <table:table-cell table:formula="of:=[$source.F29]+[.E28]" office:value-type="float" office:value="354" calcext:value-type="float">
            <text:p>354</text:p>
          </table:table-cell>
          <table:table-cell table:formula="of:=[$source.G29]+[.F28]" office:value-type="float" office:value="678" calcext:value-type="float">
            <text:p>678</text:p>
          </table:table-cell>
          <table:table-cell table:formula="of:=ROUND([.E28]/[$source.$F$1];5)" office:value-type="float" office:value="0.035" calcext:value-type="float">
            <text:p>0.035</text:p>
          </table:table-cell>
          <table:table-cell table:formula="of:=ROUND([.F28]/[$source.$H$1];5)" office:value-type="float" office:value="0.07778" calcext:value-type="float">
            <text:p>0.07778</text:p>
          </table:table-cell>
          <table:table-cell table:formula="of:=ROUND([.G28]/[$source.$F$1];5)" office:value-type="float" office:value="0.1475" calcext:value-type="float">
            <text:p>0.1475</text:p>
          </table:table-cell>
          <table:table-cell table:formula="of:=ROUND([.H28]/[$source.$H$1];5)" office:value-type="float" office:value="0.62778" calcext:value-type="float">
            <text:p>0.62778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button for 'down', disabled, handled by dpad_area" calcext:value-type="string">
            <text:p>### Overlay 'landscape' &gt; 25 &gt; button for 'down', disabled, handled by dpad_area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down,0.1475,0.62778,radial,0.035,0.07778&quot;" calcext:value-type="string">
            <text:p>overlay1_desc25 = "down,0.1475,0.62778,radial,0.035,0.07778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p-btn-dpad-down.png" calcext:value-type="string">
            <text:p>overlay1_desc25_overlay = p-btn-dpad-down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0" calcext:value-type="string">
            <text:p>overlay1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" calcext:value-type="string">
            <text:p>overlay1_desc25_alpha_mod = 2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up|left', disabled, handled by dpad_area&#10;overlay1_desc26 = &quot;up|left,0.0874,0.36644,radial,0.0075,0.01667&quot;&#10;overlay1_desc26_overlay = p-btn-corner.png&#10;overlay1_desc26_reach_x = 0&#10;overlay1_desc26_alpha_mod = 2" calcext:value-type="string">
            <text:p>### Overlay 'landscape' &gt; 26 &gt; button for 'up|left', disabled, handled by dpad_area</text:p>
            <text:p>overlay1_desc26 = "up|left,0.0874,0.36644,radial,0.0075,0.01667"</text:p>
            <text:p>overlay1_desc26_overlay = p-btn-corner.png</text:p>
            <text:p>overlay1_desc26_reach_x = 0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18" calcext:value-type="float">
            <text:p>18</text:p>
          </table:table-cell>
          <table:table-cell table:formula="of:=[$source.E30]/2" office:value-type="float" office:value="18" calcext:value-type="float">
            <text:p>18</text:p>
          </table:table-cell>
          <table:table-cell table:formula="of:=[$source.F30]+[.E29]" office:value-type="float" office:value="209.75" calcext:value-type="float">
            <text:p>209.75</text:p>
          </table:table-cell>
          <table:table-cell table:formula="of:=[$source.G30]+[.F29]" office:value-type="float" office:value="395.75" calcext:value-type="float">
            <text:p>395.75</text:p>
          </table:table-cell>
          <table:table-cell table:formula="of:=ROUND([.E29]/[$source.$F$1];5)" office:value-type="float" office:value="0.0075" calcext:value-type="float">
            <text:p>0.0075</text:p>
          </table:table-cell>
          <table:table-cell table:formula="of:=ROUND([.F29]/[$source.$H$1];5)" office:value-type="float" office:value="0.01667" calcext:value-type="float">
            <text:p>0.01667</text:p>
          </table:table-cell>
          <table:table-cell table:formula="of:=ROUND([.G29]/[$source.$F$1];5)" office:value-type="float" office:value="0.0874" calcext:value-type="float">
            <text:p>0.0874</text:p>
          </table:table-cell>
          <table:table-cell table:formula="of:=ROUND([.H29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up|left', disabled, handled by dpad_area" calcext:value-type="string">
            <text:p>### Overlay 'landscape' &gt; 26 &gt; button for 'up|left', disabled, handled by dpad_area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up|left,0.0874,0.36644,radial,0.0075,0.01667&quot;" calcext:value-type="string">
            <text:p>overlay1_desc26 = "up|left,0.0874,0.36644,radial,0.0075,0.01667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p-btn-corner.png" calcext:value-type="string">
            <text:p>overlay1_desc26_overlay = p-btn-corner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0" calcext:value-type="string">
            <text:p>overlay1_desc26_reach_x = 0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up|right', disabled, handled by dpad_area&#10;overlay1_desc27 = &quot;up|right,0.2076,0.36644,radial,0.0075,0.01667&quot;&#10;overlay1_desc27_overlay = p-btn-corner.png&#10;overlay1_desc27_reach_x = 0&#10;overlay1_desc27_alpha_mod = 2" calcext:value-type="string">
            <text:p>### Overlay 'landscape' &gt; 27 &gt; button for 'up|right', disabled, handled by dpad_area</text:p>
            <text:p>overlay1_desc27 = "up|right,0.2076,0.36644,radial,0.0075,0.01667"</text:p>
            <text:p>overlay1_desc27_overlay = p-btn-corner.png</text:p>
            <text:p>overlay1_desc27_reach_x = 0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18" calcext:value-type="float">
            <text:p>18</text:p>
          </table:table-cell>
          <table:table-cell table:formula="of:=[$source.E31]/2" office:value-type="float" office:value="18" calcext:value-type="float">
            <text:p>18</text:p>
          </table:table-cell>
          <table:table-cell table:formula="of:=[$source.F31]+[.E30]" office:value-type="float" office:value="498.25" calcext:value-type="float">
            <text:p>498.25</text:p>
          </table:table-cell>
          <table:table-cell table:formula="of:=[$source.G31]+[.F30]" office:value-type="float" office:value="395.75" calcext:value-type="float">
            <text:p>395.75</text:p>
          </table:table-cell>
          <table:table-cell table:formula="of:=ROUND([.E30]/[$source.$F$1];5)" office:value-type="float" office:value="0.0075" calcext:value-type="float">
            <text:p>0.0075</text:p>
          </table:table-cell>
          <table:table-cell table:formula="of:=ROUND([.F30]/[$source.$H$1];5)" office:value-type="float" office:value="0.01667" calcext:value-type="float">
            <text:p>0.01667</text:p>
          </table:table-cell>
          <table:table-cell table:formula="of:=ROUND([.G30]/[$source.$F$1];5)" office:value-type="float" office:value="0.2076" calcext:value-type="float">
            <text:p>0.2076</text:p>
          </table:table-cell>
          <table:table-cell table:formula="of:=ROUND([.H30]/[$source.$H$1];5)" office:value-type="float" office:value="0.36644" calcext:value-type="float">
            <text:p>0.36644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up|right', disabled, handled by dpad_area" calcext:value-type="string">
            <text:p>### Overlay 'landscape' &gt; 27 &gt; button for 'up|right', disabled, handled by dpad_area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up|right,0.2076,0.36644,radial,0.0075,0.01667&quot;" calcext:value-type="string">
            <text:p>overlay1_desc27 = "up|right,0.2076,0.36644,radial,0.0075,0.01667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p-btn-corner.png" calcext:value-type="string">
            <text:p>overlay1_desc27_overlay = p-btn-corner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0" calcext:value-type="string">
            <text:p>overlay1_desc27_reach_x = 0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down|left', disabled, handled by dpad_area&#10;overlay1_desc28 = &quot;down|left,0.0874,0.63356,radial,0.0075,0.01667&quot;&#10;overlay1_desc28_overlay = p-btn-corner.png&#10;overlay1_desc28_reach_x = 0&#10;overlay1_desc28_alpha_mod = 2" calcext:value-type="string">
            <text:p>### Overlay 'landscape' &gt; 28 &gt; button for 'down|left', disabled, handled by dpad_area</text:p>
            <text:p>overlay1_desc28 = "down|left,0.0874,0.63356,radial,0.0075,0.01667"</text:p>
            <text:p>overlay1_desc28_overlay = p-btn-corner.png</text:p>
            <text:p>overlay1_desc28_reach_x = 0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18" calcext:value-type="float">
            <text:p>18</text:p>
          </table:table-cell>
          <table:table-cell table:formula="of:=[$source.E32]/2" office:value-type="float" office:value="18" calcext:value-type="float">
            <text:p>18</text:p>
          </table:table-cell>
          <table:table-cell table:formula="of:=[$source.F32]+[.E31]" office:value-type="float" office:value="209.75" calcext:value-type="float">
            <text:p>209.75</text:p>
          </table:table-cell>
          <table:table-cell table:formula="of:=[$source.G32]+[.F31]" office:value-type="float" office:value="684.25" calcext:value-type="float">
            <text:p>684.25</text:p>
          </table:table-cell>
          <table:table-cell table:formula="of:=ROUND([.E31]/[$source.$F$1];5)" office:value-type="float" office:value="0.0075" calcext:value-type="float">
            <text:p>0.0075</text:p>
          </table:table-cell>
          <table:table-cell table:formula="of:=ROUND([.F31]/[$source.$H$1];5)" office:value-type="float" office:value="0.01667" calcext:value-type="float">
            <text:p>0.01667</text:p>
          </table:table-cell>
          <table:table-cell table:formula="of:=ROUND([.G31]/[$source.$F$1];5)" office:value-type="float" office:value="0.0874" calcext:value-type="float">
            <text:p>0.0874</text:p>
          </table:table-cell>
          <table:table-cell table:formula="of:=ROUND([.H31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down|left', disabled, handled by dpad_area" calcext:value-type="string">
            <text:p>### Overlay 'landscape' &gt; 28 &gt; button for 'down|left', disabled, handled by dpad_area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down|left,0.0874,0.63356,radial,0.0075,0.01667&quot;" calcext:value-type="string">
            <text:p>overlay1_desc28 = "down|left,0.0874,0.63356,radial,0.0075,0.01667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p-btn-corner.png" calcext:value-type="string">
            <text:p>overlay1_desc28_overlay = p-btn-corner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0" calcext:value-type="string">
            <text:p>overlay1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button for 'down|right', disabled, handled by dpad_area&#10;overlay1_desc29 = &quot;down|right,0.2076,0.63356,radial,0.0075,0.01667&quot;&#10;overlay1_desc29_overlay = p-btn-corner.png&#10;overlay1_desc29_reach_x = 0&#10;overlay1_desc29_alpha_mod = 2" calcext:value-type="string">
            <text:p>### Overlay 'landscape' &gt; 29 &gt; button for 'down|right', disabled, handled by dpad_area</text:p>
            <text:p>overlay1_desc29 = "down|right,0.2076,0.63356,radial,0.0075,0.01667"</text:p>
            <text:p>overlay1_desc29_overlay = p-btn-corner.png</text:p>
            <text:p>overlay1_desc29_reach_x = 0</text:p>
            <text:p>overlay1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18" calcext:value-type="float">
            <text:p>18</text:p>
          </table:table-cell>
          <table:table-cell table:formula="of:=[$source.E33]/2" office:value-type="float" office:value="18" calcext:value-type="float">
            <text:p>18</text:p>
          </table:table-cell>
          <table:table-cell table:formula="of:=[$source.F33]+[.E32]" office:value-type="float" office:value="498.25" calcext:value-type="float">
            <text:p>498.25</text:p>
          </table:table-cell>
          <table:table-cell table:formula="of:=[$source.G33]+[.F32]" office:value-type="float" office:value="684.25" calcext:value-type="float">
            <text:p>684.25</text:p>
          </table:table-cell>
          <table:table-cell table:formula="of:=ROUND([.E32]/[$source.$F$1];5)" office:value-type="float" office:value="0.0075" calcext:value-type="float">
            <text:p>0.0075</text:p>
          </table:table-cell>
          <table:table-cell table:formula="of:=ROUND([.F32]/[$source.$H$1];5)" office:value-type="float" office:value="0.01667" calcext:value-type="float">
            <text:p>0.01667</text:p>
          </table:table-cell>
          <table:table-cell table:formula="of:=ROUND([.G32]/[$source.$F$1];5)" office:value-type="float" office:value="0.2076" calcext:value-type="float">
            <text:p>0.2076</text:p>
          </table:table-cell>
          <table:table-cell table:formula="of:=ROUND([.H32]/[$source.$H$1];5)" office:value-type="float" office:value="0.63356" calcext:value-type="float">
            <text:p>0.63356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button for 'down|right', disabled, handled by dpad_area" calcext:value-type="string">
            <text:p>### Overlay 'landscape' &gt; 29 &gt; button for 'down|right', disabled, handled by dpad_area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down|right,0.2076,0.63356,radial,0.0075,0.01667&quot;" calcext:value-type="string">
            <text:p>overlay1_desc29 = "down|right,0.2076,0.63356,radial,0.0075,0.01667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1_desc29_overlay = p-btn-corner.png" calcext:value-type="string">
            <text:p>overlay1_desc29_overlay = p-btn-corner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0" calcext:value-type="string">
            <text:p>overlay1_desc29_reach_x = 0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2" calcext:value-type="string">
            <text:p>overlay1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handler for 'dpad_area'&#10;overlay1_desc30 = &quot;dpad_area,0.1475,0.5,radial,0.1025,0.22778&quot;&#10;overlay1_desc30_overlay = p-area-dpad.png&#10;overlay1_desc30_reach_x = 1.25&#10;overlay1_desc30_reach_y = 1.25&#10;overlay1_desc30_alpha_mod = 1" calcext:value-type="string">
            <text:p>### Overlay 'landscape' &gt; 30 &gt; handler for 'dpad_area'</text:p>
            <text:p>overlay1_desc30 = "dpad_area,0.1475,0.5,radial,0.1025,0.22778"</text:p>
            <text:p>overlay1_desc30_overlay = p-area-dpad.png</text:p>
            <text:p>overlay1_desc30_reach_x = 1.25</text:p>
            <text:p>overlay1_desc30_reach_y = 1.25</text:p>
            <text:p>overlay1_desc30_alpha_mod = 1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246" calcext:value-type="float">
            <text:p>246</text:p>
          </table:table-cell>
          <table:table-cell table:formula="of:=[$source.E34]/2" office:value-type="float" office:value="246" calcext:value-type="float">
            <text:p>246</text:p>
          </table:table-cell>
          <table:table-cell table:formula="of:=[$source.F34]+[.E33]" office:value-type="float" office:value="354" calcext:value-type="float">
            <text:p>354</text:p>
          </table:table-cell>
          <table:table-cell table:formula="of:=[$source.G34]+[.F33]" office:value-type="float" office:value="540" calcext:value-type="float">
            <text:p>540</text:p>
          </table:table-cell>
          <table:table-cell table:formula="of:=ROUND([.E33]/[$source.$F$1];5)" office:value-type="float" office:value="0.1025" calcext:value-type="float">
            <text:p>0.1025</text:p>
          </table:table-cell>
          <table:table-cell table:formula="of:=ROUND([.F33]/[$source.$H$1];5)" office:value-type="float" office:value="0.22778" calcext:value-type="float">
            <text:p>0.22778</text:p>
          </table:table-cell>
          <table:table-cell table:formula="of:=ROUND([.G33]/[$source.$F$1];5)" office:value-type="float" office:value="0.1475" calcext:value-type="float">
            <text:p>0.1475</text:p>
          </table:table-cell>
          <table:table-cell table:formula="of:=ROUND([.H3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handler for 'dpad_area'" calcext:value-type="string">
            <text:p>### Overlay 'landscape' &gt; 30 &gt; handler for 'dpad_area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dpad_area,0.1475,0.5,radial,0.1025,0.22778&quot;" calcext:value-type="string">
            <text:p>overlay1_desc30 = "dpad_area,0.1475,0.5,radial,0.1025,0.22778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1_desc30_overlay = p-area-dpad.png" calcext:value-type="string">
            <text:p>overlay1_desc30_overlay = p-area-dpad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1" calcext:value-type="string">
            <text:p>overlay1_desc30_alpha_mod = 1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button for 'a’&#10;overlay1_desc31 = &quot;a,0.89472,0.44583,radial,0.04375,0.09722&quot;&#10;overlay1_desc31_overlay = p-btn-act2-a.png&#10;overlay1_desc31_reach_x = 1.25&#10;overlay1_desc31_reach_y = 1.25&#10;overlay1_desc31_alpha_mod = 2" calcext:value-type="string">
            <text:p>### Overlay 'landscape' &gt; 31 &gt; button for 'a’</text:p>
            <text:p>overlay1_desc31 = "a,0.89472,0.44583,radial,0.04375,0.09722"</text:p>
            <text:p>overlay1_desc31_overlay = p-btn-act2-a.png</text:p>
            <text:p>overlay1_desc31_reach_x = 1.25</text:p>
            <text:p>overlay1_desc31_reach_y = 1.25</text:p>
            <text:p>overlay1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105" calcext:value-type="float">
            <text:p>105</text:p>
          </table:table-cell>
          <table:table-cell table:formula="of:=[$source.E35]/2" office:value-type="float" office:value="105" calcext:value-type="float">
            <text:p>105</text:p>
          </table:table-cell>
          <table:table-cell table:formula="of:=[$source.F35]+[.E34]" office:value-type="float" office:value="2147.325" calcext:value-type="float">
            <text:p>2147.325</text:p>
          </table:table-cell>
          <table:table-cell table:formula="of:=[$source.G35]+[.F34]" office:value-type="float" office:value="481.5" calcext:value-type="float">
            <text:p>481.5</text:p>
          </table:table-cell>
          <table:table-cell table:formula="of:=ROUND([.E34]/[$source.$F$1];5)" office:value-type="float" office:value="0.04375" calcext:value-type="float">
            <text:p>0.04375</text:p>
          </table:table-cell>
          <table:table-cell table:formula="of:=ROUND([.F34]/[$source.$H$1];5)" office:value-type="float" office:value="0.09722" calcext:value-type="float">
            <text:p>0.09722</text:p>
          </table:table-cell>
          <table:table-cell table:formula="of:=ROUND([.G34]/[$source.$F$1];5)" office:value-type="float" office:value="0.89472" calcext:value-type="float">
            <text:p>0.89472</text:p>
          </table:table-cell>
          <table:table-cell table:formula="of:=ROUND([.H34]/[$source.$H$1];5)" office:value-type="float" office:value="0.44583" calcext:value-type="float">
            <text:p>0.44583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button for 'a’" calcext:value-type="string">
            <text:p>### Overlay 'landscape' &gt; 31 &gt; button for 'a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a,0.89472,0.44583,radial,0.04375,0.09722&quot;" calcext:value-type="string">
            <text:p>overlay1_desc31 = "a,0.89472,0.44583,radial,0.04375,0.09722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1_desc31_overlay = p-btn-act2-a.png" calcext:value-type="string">
            <text:p>overlay1_desc31_overlay = p-btn-act2-a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2" calcext:value-type="string">
            <text:p>overlay1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b’&#10;overlay1_desc32 = &quot;b,0.81028,0.55417,radial,0.04375,0.09722&quot;&#10;overlay1_desc32_overlay = p-btn-act2-b.png&#10;overlay1_desc32_reach_x = 1.25&#10;overlay1_desc32_reach_y = 1.25&#10;overlay1_desc32_alpha_mod = 2" calcext:value-type="string">
            <text:p>### Overlay 'landscape' &gt; 32 &gt; button for 'b’</text:p>
            <text:p>overlay1_desc32 = "b,0.81028,0.55417,radial,0.04375,0.09722"</text:p>
            <text:p>overlay1_desc32_overlay = p-btn-act2-b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105" calcext:value-type="float">
            <text:p>105</text:p>
          </table:table-cell>
          <table:table-cell table:formula="of:=[$source.E36]/2" office:value-type="float" office:value="105" calcext:value-type="float">
            <text:p>105</text:p>
          </table:table-cell>
          <table:table-cell table:formula="of:=[$source.F36]+[.E35]" office:value-type="float" office:value="1944.675" calcext:value-type="float">
            <text:p>1944.675</text:p>
          </table:table-cell>
          <table:table-cell table:formula="of:=[$source.G36]+[.F35]" office:value-type="float" office:value="598.5" calcext:value-type="float">
            <text:p>598.5</text:p>
          </table:table-cell>
          <table:table-cell table:formula="of:=ROUND([.E35]/[$source.$F$1];5)" office:value-type="float" office:value="0.04375" calcext:value-type="float">
            <text:p>0.04375</text:p>
          </table:table-cell>
          <table:table-cell table:formula="of:=ROUND([.F35]/[$source.$H$1];5)" office:value-type="float" office:value="0.09722" calcext:value-type="float">
            <text:p>0.09722</text:p>
          </table:table-cell>
          <table:table-cell table:formula="of:=ROUND([.G35]/[$source.$F$1];5)" office:value-type="float" office:value="0.81028" calcext:value-type="float">
            <text:p>0.81028</text:p>
          </table:table-cell>
          <table:table-cell table:formula="of:=ROUND([.H35]/[$source.$H$1];5)" office:value-type="float" office:value="0.55417" calcext:value-type="float">
            <text:p>0.55417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b’" calcext:value-type="string">
            <text:p>### Overlay 'landscape' &gt; 32 &gt; button for 'b’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b,0.81028,0.55417,radial,0.04375,0.09722&quot;" calcext:value-type="string">
            <text:p>overlay1_desc32 = "b,0.81028,0.55417,radial,0.04375,0.09722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p-btn-act2-b.png" calcext:value-type="string">
            <text:p>overlay1_desc32_overlay = p-btn-act2-b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decoration 1 for ‘a|b’ corner&#10;overlay1_desc33 = &quot;nul,0.81,0.33642,radial,0.0075,0.01667&quot;&#10;overlay1_desc33_overlay = p-btn-corner.png&#10;overlay1_desc33_reach_x = 0&#10;overlay1_desc33_alpha_mod = 2" calcext:value-type="string">
            <text:p>### Overlay 'landscape' &gt; 33 &gt; decoration 1 for ‘a|b’ corner</text:p>
            <text:p>overlay1_desc33 = "nul,0.81,0.33642,radial,0.0075,0.01667"</text:p>
            <text:p>overlay1_desc33_overlay = p-btn-corner.png</text:p>
            <text:p>overlay1_desc33_reach_x = 0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18" calcext:value-type="float">
            <text:p>18</text:p>
          </table:table-cell>
          <table:table-cell table:formula="of:=[$source.E37]/2" office:value-type="float" office:value="18" calcext:value-type="float">
            <text:p>18</text:p>
          </table:table-cell>
          <table:table-cell table:formula="of:=[$source.F37]+[.E36]" office:value-type="float" office:value="1944" calcext:value-type="float">
            <text:p>1944</text:p>
          </table:table-cell>
          <table:table-cell table:formula="of:=[$source.G37]+[.F36]" office:value-type="float" office:value="363.331" calcext:value-type="float">
            <text:p>363.331</text:p>
          </table:table-cell>
          <table:table-cell table:formula="of:=ROUND([.E36]/[$source.$F$1];5)" office:value-type="float" office:value="0.0075" calcext:value-type="float">
            <text:p>0.0075</text:p>
          </table:table-cell>
          <table:table-cell table:formula="of:=ROUND([.F36]/[$source.$H$1];5)" office:value-type="float" office:value="0.01667" calcext:value-type="float">
            <text:p>0.01667</text:p>
          </table:table-cell>
          <table:table-cell table:formula="of:=ROUND([.G36]/[$source.$F$1];5)" office:value-type="float" office:value="0.81" calcext:value-type="float">
            <text:p>0.81</text:p>
          </table:table-cell>
          <table:table-cell table:formula="of:=ROUND([.H36]/[$source.$H$1];5)" office:value-type="float" office:value="0.33642" calcext:value-type="float">
            <text:p>0.33642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decoration 1 for ‘a|b’ corner" calcext:value-type="string">
            <text:p>### Overlay 'landscape' &gt; 33 &gt; decoration 1 for ‘a|b’ corner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nul,0.81,0.33642,radial,0.0075,0.01667&quot;" calcext:value-type="string">
            <text:p>overlay1_desc33 = "nul,0.81,0.33642,radial,0.0075,0.01667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p-btn-corner.png" calcext:value-type="string">
            <text:p>overlay1_desc33_overlay = p-btn-corner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0" calcext:value-type="string">
            <text:p>overlay1_desc33_reach_x = 0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decoration 2 for ‘a|b’ corner&#10;overlay1_desc34 = &quot;nul,0.895,0.66358,radial,0.0075,0.01667&quot;&#10;overlay1_desc34_overlay = p-btn-corner.png&#10;overlay1_desc34_reach_x = 0&#10;overlay1_desc34_alpha_mod = 2" calcext:value-type="string">
            <text:p>### Overlay 'landscape' &gt; 34 &gt; decoration 2 for ‘a|b’ corner</text:p>
            <text:p>overlay1_desc34 = "nul,0.895,0.66358,radial,0.0075,0.01667"</text:p>
            <text:p>overlay1_desc34_overlay = p-btn-corner.png</text:p>
            <text:p>overlay1_desc34_reach_x = 0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18" calcext:value-type="float">
            <text:p>18</text:p>
          </table:table-cell>
          <table:table-cell table:formula="of:=[$source.E38]/2" office:value-type="float" office:value="18" calcext:value-type="float">
            <text:p>18</text:p>
          </table:table-cell>
          <table:table-cell table:formula="of:=[$source.F38]+[.E37]" office:value-type="float" office:value="2148" calcext:value-type="float">
            <text:p>2148</text:p>
          </table:table-cell>
          <table:table-cell table:formula="of:=[$source.G38]+[.F37]" office:value-type="float" office:value="716.669" calcext:value-type="float">
            <text:p>716.669</text:p>
          </table:table-cell>
          <table:table-cell table:formula="of:=ROUND([.E37]/[$source.$F$1];5)" office:value-type="float" office:value="0.0075" calcext:value-type="float">
            <text:p>0.0075</text:p>
          </table:table-cell>
          <table:table-cell table:formula="of:=ROUND([.F37]/[$source.$H$1];5)" office:value-type="float" office:value="0.01667" calcext:value-type="float">
            <text:p>0.01667</text:p>
          </table:table-cell>
          <table:table-cell table:formula="of:=ROUND([.G37]/[$source.$F$1];5)" office:value-type="float" office:value="0.895" calcext:value-type="float">
            <text:p>0.895</text:p>
          </table:table-cell>
          <table:table-cell table:formula="of:=ROUND([.H37]/[$source.$H$1];5)" office:value-type="float" office:value="0.66358" calcext:value-type="float">
            <text:p>0.66358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decoration 2 for ‘a|b’ corner" calcext:value-type="string">
            <text:p>### Overlay 'landscape' &gt; 34 &gt; decoration 2 for ‘a|b’ corner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nul,0.895,0.66358,radial,0.0075,0.01667&quot;" calcext:value-type="string">
            <text:p>overlay1_desc34 = "nul,0.895,0.66358,radial,0.0075,0.01667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p-btn-corner.png" calcext:value-type="string">
            <text:p>overlay1_desc34_overlay = p-btn-corner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0" calcext:value-type="string">
            <text:p>overlay1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decoration border for 'abxy_area'&#10;overlay1_desc35 = &quot;nul,0.8525,0.5,radial,0.1025,0.22778&quot;&#10;overlay1_desc35_overlay = p-area-act.png&#10;overlay1_desc35_reach_x = 0&#10;overlay1_desc35_alpha_mod = 1" calcext:value-type="string">
            <text:p>### Overlay 'landscape' &gt; 35 &gt; decoration border for 'abxy_area'</text:p>
            <text:p>overlay1_desc35 = "nul,0.8525,0.5,radial,0.1025,0.22778"</text:p>
            <text:p>overlay1_desc35_overlay = p-area-act.png</text:p>
            <text:p>overlay1_desc35_reach_x = 0</text:p>
            <text:p>overlay1_desc35_alpha_mod = 1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246" calcext:value-type="float">
            <text:p>246</text:p>
          </table:table-cell>
          <table:table-cell table:formula="of:=[$source.E39]/2" office:value-type="float" office:value="246" calcext:value-type="float">
            <text:p>246</text:p>
          </table:table-cell>
          <table:table-cell table:formula="of:=[$source.F39]+[.E38]" office:value-type="float" office:value="2046" calcext:value-type="float">
            <text:p>2046</text:p>
          </table:table-cell>
          <table:table-cell table:formula="of:=[$source.G39]+[.F38]" office:value-type="float" office:value="540" calcext:value-type="float">
            <text:p>540</text:p>
          </table:table-cell>
          <table:table-cell table:formula="of:=ROUND([.E38]/[$source.$F$1];5)" office:value-type="float" office:value="0.1025" calcext:value-type="float">
            <text:p>0.1025</text:p>
          </table:table-cell>
          <table:table-cell table:formula="of:=ROUND([.F38]/[$source.$H$1];5)" office:value-type="float" office:value="0.22778" calcext:value-type="float">
            <text:p>0.22778</text:p>
          </table:table-cell>
          <table:table-cell table:formula="of:=ROUND([.G38]/[$source.$F$1];5)" office:value-type="float" office:value="0.8525" calcext:value-type="float">
            <text:p>0.8525</text:p>
          </table:table-cell>
          <table:table-cell table:formula="of:=ROUND([.H3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decoration border for 'abxy_area'" calcext:value-type="string">
            <text:p>### Overlay 'landscape' &gt; 35 &gt; decoration border for 'abxy_area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nul,0.8525,0.5,radial,0.1025,0.22778&quot;" calcext:value-type="string">
            <text:p>overlay1_desc35 = "nul,0.8525,0.5,radial,0.1025,0.22778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p-area-act.png" calcext:value-type="string">
            <text:p>overlay1_desc35_overlay = p-area-act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0" calcext:value-type="string">
            <text:p>overlay1_desc35_reach_x = 0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1" calcext:value-type="string">
            <text:p>overlay1_desc35_alpha_mod = 1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link to portrait overlay&#10;overlay1_desc36 = &quot;overlay_next,0,0,radial,0,0&quot;&#10;overlay1_desc36_reach_x = 0&#10;overlay1_desc36_alpha_mod = 0&#10;overlay1_desc36_next_target = &quot;portrait&quot;" calcext:value-type="string">
            <text:p>### Overlay 'landscape' &gt; 36 &gt; link to portrait overlay</text:p>
            <text:p>overlay1_desc36 = "overlay_next,0,0,radial,0,0"</text:p>
            <text:p>overlay1_desc36_reach_x = 0</text:p>
            <text:p>overlay1_desc36_alpha_mod = 0</text:p>
            <text:p>overlay1_desc36_next_target = "portrait"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0" calcext:value-type="float">
            <text:p>0</text:p>
          </table:table-cell>
          <table:table-cell table:formula="of:=[$source.E40]/2" office:value-type="float" office:value="0" calcext:value-type="float">
            <text:p>0</text:p>
          </table:table-cell>
          <table:table-cell table:formula="of:=[$source.F40]+[.E39]" office:value-type="float" office:value="0" calcext:value-type="float">
            <text:p>0</text:p>
          </table:table-cell>
          <table:table-cell table:formula="of:=[$source.G40]+[.F39]" office:value-type="float" office:value="0" calcext:value-type="float">
            <text:p>0</text:p>
          </table:table-cell>
          <table:table-cell table:formula="of:=ROUND([.E39]/[$source.$F$1];5)" office:value-type="float" office:value="0" calcext:value-type="float">
            <text:p>0</text:p>
          </table:table-cell>
          <table:table-cell table:formula="of:=ROUND([.F39]/[$source.$H$1];5)" office:value-type="float" office:value="0" calcext:value-type="float">
            <text:p>0</text:p>
          </table:table-cell>
          <table:table-cell table:formula="of:=ROUND([.G39]/[$source.$F$1];5)" office:value-type="float" office:value="0" calcext:value-type="float">
            <text:p>0</text:p>
          </table:table-cell>
          <table:table-cell table:formula="of:=ROUND([.H3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link to portrait overlay" calcext:value-type="string">
            <text:p>### Overlay 'landscape' &gt; 36 &gt; link to portrait overlay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overlay_next,0,0,radial,0,0&quot;" calcext:value-type="string">
            <text:p>overlay1_desc36 = "overlay_next,0,0,radial,0,0"</text:p>
          </table:table-cell>
          <table:table-cell table:formula="of:=IF([$source.C40]=&quot;&quot;;&quot;&quot;;&quot;overlay&quot;&amp;[$source.$D$1]&amp;&quot;_desc&quot;&amp;[.D39]&amp;&quot;_overlay = &quot;&amp;[$source.C40])">
            <text:p/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0" calcext:value-type="string">
            <text:p>overlay1_desc36_alpha_mod = 0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 office:value-type="string" office:string-value="overlay1_desc36_next_target = &quot;portrait&quot;" calcext:value-type="string">
            <text:p>overlay1_desc36_next_target = "portrait"</text:p>
          </table:table-cell>
          <table:table-cell table:number-columns-repeated="16364"/>
        </table:table-row>
        <table:table-row table:style-name="ro2" table:number-rows-repeated="25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6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37&#10;&#10;### Overlay 'landscape' &gt; 0 &gt; light for 'toggle_fast_forward'&#10;overlay1_desc0 = &quot;toggle_fast_forward,0.0775,0.92778,radial,0.0175,0.03889&quot;&#10;overlay1_desc0_overlay = p-light-hotkey.png&#10;overlay1_desc0_reach_x = 0&#10;overlay1_desc0_alpha_mod = 20&#10;&#10;### Overlay 'landscape' &gt; 1 &gt; light for 'load_state'&#10;overlay1_desc1 = &quot;load_state,0.35917,0.07222,radial,0.0175,0.03889&quot;&#10;overlay1_desc1_overlay = p-light-hotkey.png&#10;overlay1_desc1_reach_x = 0&#10;overlay1_desc1_alpha_mod = 20&#10;&#10;### Overlay 'landscape' &gt; 2 &gt; light for 'save_state'&#10;overlay1_desc2 = &quot;save_state,0.64083,0.07222,radial,0.0175,0.03889&quot;&#10;overlay1_desc2_overlay = p-light-hotkey.png&#10;overlay1_desc2_reach_x = 0&#10;overlay1_desc2_alpha_mod = 20&#10;&#10;### Overlay 'landscape' &gt; 3 &gt; light for 'menu_toggle'&#10;overlay1_desc3 = &quot;menu_toggle,0.9225,0.92778,radial,0.0175,0.03889&quot;&#10;overlay1_desc3_overlay = p-light-hotkey.png&#10;overlay1_desc3_reach_x = 0&#10;overlay1_desc3_alpha_mod = 20&#10;&#10;### Overlay 'landscape' &gt; 4 &gt; light for 'select'&#10;overlay1_desc4 = &quot;select,0.07125,0.20651,radial,0.025,0.05556&quot;&#10;overlay1_desc4_overlay = p-light-shoulder.png&#10;overlay1_desc4_reach_x = 0&#10;overlay1_desc4_alpha_mod = 20&#10;&#10;### Overlay 'landscape' &gt; 5 &gt; light for 'start'&#10;overlay1_desc5 = &quot;start,0.92875,0.20651,radial,0.025,0.05556&quot;&#10;overlay1_desc5_overlay = p-light-shoulder.png&#10;overlay1_desc5_reach_x = 0&#10;overlay1_desc5_alpha_mod = 20&#10;&#10;### Overlay 'landscape' &gt; 6 &gt; light for 'up'&#10;overlay1_desc6 = &quot;up,0.1475,0.37222,radial,0.035,0.07778&quot;&#10;overlay1_desc6_overlay = p-light-act4.png&#10;overlay1_desc6_reach_x = 0&#10;overlay1_desc6_alpha_mod = 20&#10;&#10;### Overlay 'landscape' &gt; 7 &gt; light for 'left'&#10;overlay1_desc7 = &quot;left,0.09,0.5,radial,0.035,0.07778&quot;&#10;overlay1_desc7_overlay = p-light-act4.png&#10;overlay1_desc7_reach_x = 0&#10;overlay1_desc7_alpha_mod = 20&#10;&#10;### Overlay 'landscape' &gt; 8 &gt; light for 'right'&#10;overlay1_desc8 = &quot;right,0.205,0.5,radial,0.035,0.07778&quot;&#10;overlay1_desc8_overlay = p-light-act4.png&#10;overlay1_desc8_reach_x = 0&#10;overlay1_desc8_alpha_mod = 20&#10;&#10;### Overlay 'landscape' &gt; 9 &gt; light for 'down'&#10;overlay1_desc9 = &quot;down,0.1475,0.62778,radial,0.035,0.07778&quot;&#10;overlay1_desc9_overlay = p-light-act4.png&#10;overlay1_desc9_reach_x = 0&#10;overlay1_desc9_alpha_mod = 20&#10;&#10;### Overlay 'landscape' &gt; 10 &gt; light for 'up|left'&#10;overlay1_desc10 = &quot;up|left,0.0874,0.36644,radial,0.0075,0.01667&quot;&#10;overlay1_desc10_overlay = p-light-corner.png&#10;overlay1_desc10_reach_x = 0&#10;overlay1_desc10_alpha_mod = 20&#10;&#10;### Overlay 'landscape' &gt; 11 &gt; light for 'up|right'&#10;overlay1_desc11 = &quot;up|right,0.2076,0.36644,radial,0.0075,0.01667&quot;&#10;overlay1_desc11_overlay = p-light-corner.png&#10;overlay1_desc11_reach_x = 0&#10;overlay1_desc11_alpha_mod = 20&#10;&#10;### Overlay 'landscape' &gt; 12 &gt; light for 'down|left'&#10;overlay1_desc12 = &quot;down|left,0.0874,0.63356,radial,0.0075,0.01667&quot;&#10;overlay1_desc12_overlay = p-light-corner.png&#10;overlay1_desc12_reach_x = 0&#10;overlay1_desc12_alpha_mod = 20&#10;&#10;### Overlay 'landscape' &gt; 13 &gt; light for 'down|right'&#10;overlay1_desc13 = &quot;down|right,0.2076,0.63356,radial,0.0075,0.01667&quot;&#10;overlay1_desc13_overlay = p-light-corner.png&#10;overlay1_desc13_reach_x = 0&#10;overlay1_desc13_alpha_mod = 20&#10;&#10;### Overlay 'landscape' &gt; 14 &gt; light for 'a'&#10;overlay1_desc14 = &quot;a,0.89472,0.44583,radial,0.04375,0.09722&quot;&#10;overlay1_desc14_overlay = p-light-act2.png&#10;overlay1_desc14_reach_x = 0&#10;overlay1_desc14_alpha_mod = 20&#10;&#10;### Overlay 'landscape' &gt; 15 &gt; light for 'b'&#10;overlay1_desc15 = &quot;b,0.81028,0.55417,radial,0.04375,0.09722&quot;&#10;overlay1_desc15_overlay = p-light-act2.png&#10;overlay1_desc15_reach_x = 0&#10;overlay1_desc15_alpha_mod = 20&#10;&#10;### Overlay 'landscape' &gt; 16 &gt; button for 'toggle_fast_forward'&#10;overlay1_desc16 = &quot;toggle_fast_forward,0.0775,0.92778,radial,0.0225,0.05&quot;&#10;overlay1_desc16_overlay = p-btn-fast-forward.png&#10;overlay1_desc16_reach_x = 1.25&#10;overlay1_desc16_reach_y = 1.25&#10;overlay1_desc16_alpha_mod = 2&#10;&#10;### Overlay 'landscape' &gt; 17 &gt; button for 'load_state'&#10;overlay1_desc17 = &quot;load_state,0.35917,0.07222,radial,0.0225,0.05&quot;&#10;overlay1_desc17_overlay = p-btn-load.png&#10;overlay1_desc17_reach_x = 1.25&#10;overlay1_desc17_reach_y = 1.25&#10;overlay1_desc17_alpha_mod = 2&#10;&#10;### Overlay 'landscape' &gt; 18 &gt; button for 'save_state'&#10;overlay1_desc18 = &quot;save_state,0.64083,0.07222,radial,0.0225,0.05&quot;&#10;overlay1_desc18_overlay = p-btn-save.png&#10;overlay1_desc18_reach_x = 1.25&#10;overlay1_desc18_reach_y = 1.25&#10;overlay1_desc18_alpha_mod = 2&#10;&#10;### Overlay 'landscape' &gt; 19 &gt; button for 'menu_toggle'&#10;overlay1_desc19 = &quot;menu_toggle,0.9225,0.92778,radial,0.0225,0.05&quot;&#10;overlay1_desc19_overlay = p-btn-menu.png&#10;overlay1_desc19_reach_x = 1.25&#10;overlay1_desc19_reach_y = 1.25&#10;overlay1_desc19_alpha_mod = 2&#10;&#10;### Overlay 'landscape' &gt; 20 &gt; button for 'select'&#10;overlay1_desc20 = &quot;select,0.07125,0.20651,radial,0.03,0.06667&quot;&#10;overlay1_desc20_overlay = p-btn-select.png&#10;overlay1_desc20_reach_x = 1.25&#10;overlay1_desc20_reach_y = 1.25&#10;overlay1_desc20_alpha_mod = 2&#10;&#10;### Overlay 'landscape' &gt; 21 &gt; button for 'start'&#10;overlay1_desc21 = &quot;start,0.92875,0.20651,radial,0.03,0.06667&quot;&#10;overlay1_desc21_overlay = p-btn-start.png&#10;overlay1_desc21_reach_x = 1.25&#10;overlay1_desc21_reach_y = 1.25&#10;overlay1_desc21_alpha_mod = 2&#10;&#10;### Overlay 'landscape' &gt; 22 &gt; button for 'up', disabled, handled by dpad_area&#10;overlay1_desc22 = &quot;up,0.1475,0.37222,radial,0.035,0.07778&quot;&#10;overlay1_desc22_overlay = p-btn-dpad-up.png&#10;overlay1_desc22_reach_x = 0&#10;overlay1_desc22_alpha_mod = 2&#10;&#10;### Overlay 'landscape' &gt; 23 &gt; button for 'left', disabled, handled by dpad_area&#10;overlay1_desc23 = &quot;left,0.09,0.5,radial,0.035,0.07778&quot;&#10;overlay1_desc23_overlay = p-btn-dpad-left.png&#10;overlay1_desc23_reach_x = 0&#10;overlay1_desc23_alpha_mod = 2&#10;&#10;### Overlay 'landscape' &gt; 24 &gt; button for 'right', disabled, handled by dpad_area&#10;overlay1_desc24 = &quot;right,0.205,0.5,radial,0.035,0.07778&quot;&#10;overlay1_desc24_overlay = p-btn-dpad-right.png&#10;overlay1_desc24_reach_x = 0&#10;overlay1_desc24_alpha_mod = 2&#10;&#10;### Overlay 'landscape' &gt; 25 &gt; button for 'down', disabled, handled by dpad_area&#10;overlay1_desc25 = &quot;down,0.1475,0.62778,radial,0.035,0.07778&quot;&#10;overlay1_desc25_overlay = p-btn-dpad-down.png&#10;overlay1_desc25_reach_x = 0&#10;overlay1_desc25_alpha_mod = 2&#10;&#10;### Overlay 'landscape' &gt; 26 &gt; button for 'up|left', disabled, handled by dpad_area&#10;overlay1_desc26 = &quot;up|left,0.0874,0.36644,radial,0.0075,0.01667&quot;&#10;overlay1_desc26_overlay = p-btn-corner.png&#10;overlay1_desc26_reach_x = 0&#10;overlay1_desc26_alpha_mod = 2&#10;&#10;### Overlay 'landscape' &gt; 27 &gt; button for 'up|right', disabled, handled by dpad_area&#10;overlay1_desc27 = &quot;up|right,0.2076,0.36644,radial,0.0075,0.01667&quot;&#10;overlay1_desc27_overlay = p-btn-corner.png&#10;overlay1_desc27_reach_x = 0&#10;overlay1_desc27_alpha_mod = 2&#10;&#10;### Overlay 'landscape' &gt; 28 &gt; button for 'down|left', disabled, handled by dpad_area&#10;overlay1_desc28 = &quot;down|left,0.0874,0.63356,radial,0.0075,0.01667&quot;&#10;overlay1_desc28_overlay = p-btn-corner.png&#10;overlay1_desc28_reach_x = 0&#10;overlay1_desc28_alpha_mod = 2&#10;&#10;### Overlay 'landscape' &gt; 29 &gt; button for 'down|right', disabled, handled by dpad_area&#10;overlay1_desc29 = &quot;down|right,0.2076,0.63356,radial,0.0075,0.01667&quot;&#10;overlay1_desc29_overlay = p-btn-corner.png&#10;overlay1_desc29_reach_x = 0&#10;overlay1_desc29_alpha_mod = 2&#10;&#10;### Overlay 'landscape' &gt; 30 &gt; handler for 'dpad_area'&#10;overlay1_desc30 = &quot;dpad_area,0.1475,0.5,radial,0.1025,0.22778&quot;&#10;overlay1_desc30_overlay = p-area-dpad.png&#10;overlay1_desc30_reach_x = 1.25&#10;overlay1_desc30_reach_y = 1.25&#10;overlay1_desc30_alpha_mod = 1&#10;&#10;### Overlay 'landscape' &gt; 31 &gt; button for 'a’&#10;overlay1_desc31 = &quot;a,0.89472,0.44583,radial,0.04375,0.09722&quot;&#10;overlay1_desc31_overlay = p-btn-act2-a.png&#10;overlay1_desc31_reach_x = 1.25&#10;overlay1_desc31_reach_y = 1.25&#10;overlay1_desc31_alpha_mod = 2&#10;&#10;### Overlay 'landscape' &gt; 32 &gt; button for 'b’&#10;overlay1_desc32 = &quot;b,0.81028,0.55417,radial,0.04375,0.09722&quot;&#10;overlay1_desc32_overlay = p-btn-act2-b.png&#10;overlay1_desc32_reach_x = 1.25&#10;overlay1_desc32_reach_y = 1.25&#10;overlay1_desc32_alpha_mod = 2&#10;&#10;### Overlay 'landscape' &gt; 33 &gt; decoration 1 for ‘a|b’ corner&#10;overlay1_desc33 = &quot;nul,0.81,0.33642,radial,0.0075,0.01667&quot;&#10;overlay1_desc33_overlay = p-btn-corner.png&#10;overlay1_desc33_reach_x = 0&#10;overlay1_desc33_alpha_mod = 2&#10;&#10;### Overlay 'landscape' &gt; 34 &gt; decoration 2 for ‘a|b’ corner&#10;overlay1_desc34 = &quot;nul,0.895,0.66358,radial,0.0075,0.01667&quot;&#10;overlay1_desc34_overlay = p-btn-corner.png&#10;overlay1_desc34_reach_x = 0&#10;overlay1_desc34_alpha_mod = 2&#10;&#10;### Overlay 'landscape' &gt; 35 &gt; decoration border for 'abxy_area'&#10;overlay1_desc35 = &quot;nul,0.8525,0.5,radial,0.1025,0.22778&quot;&#10;overlay1_desc35_overlay = p-area-act.png&#10;overlay1_desc35_reach_x = 0&#10;overlay1_desc35_alpha_mod = 1&#10;&#10;### Overlay 'landscape' &gt; 36 &gt; link to portrait overlay&#10;overlay1_desc36 = &quot;overlay_next,0,0,radial,0,0&quot;&#10;overlay1_desc36_reach_x = 0&#10;overlay1_desc36_alpha_mod = 0&#10;overlay1_desc36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37</text:p>
            <text:p/>
            <text:p>### Overlay 'landscape' &gt; 0 &gt; light for 'toggle_fast_forward'</text:p>
            <text:p>overlay1_desc0 = "toggle_fast_forward,0.0775,0.92778,radial,0.0175,0.03889"</text:p>
            <text:p>overlay1_desc0_overlay = p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5917,0.07222,radial,0.0175,0.03889"</text:p>
            <text:p>overlay1_desc1_overlay = p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4083,0.07222,radial,0.0175,0.03889"</text:p>
            <text:p>overlay1_desc2_overlay = p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225,0.92778,radial,0.0175,0.03889"</text:p>
            <text:p>overlay1_desc3_overlay = p-light-hotkey.png</text:p>
            <text:p>overlay1_desc3_reach_x = 0</text:p>
            <text:p>overlay1_desc3_alpha_mod = 20</text:p>
            <text:p/>
            <text:p>### Overlay 'landscape' &gt; 4 &gt; light for 'select'</text:p>
            <text:p>overlay1_desc4 = "select,0.07125,0.20651,radial,0.025,0.05556"</text:p>
            <text:p>overlay1_desc4_overlay = p-light-shoulder.png</text:p>
            <text:p>overlay1_desc4_reach_x = 0</text:p>
            <text:p>overlay1_desc4_alpha_mod = 20</text:p>
            <text:p/>
            <text:p>### Overlay 'landscape' &gt; 5 &gt; light for 'start'</text:p>
            <text:p>overlay1_desc5 = "start,0.92875,0.20651,radial,0.025,0.05556"</text:p>
            <text:p>overlay1_desc5_overlay = p-light-shoulder.png</text:p>
            <text:p>overlay1_desc5_reach_x = 0</text:p>
            <text:p>overlay1_desc5_alpha_mod = 20</text:p>
            <text:p/>
            <text:p>### Overlay 'landscape' &gt; 6 &gt; light for 'up'</text:p>
            <text:p>overlay1_desc6 = "up,0.1475,0.37222,radial,0.035,0.07778"</text:p>
            <text:p>overlay1_desc6_overlay = p-light-act4.png</text:p>
            <text:p>overlay1_desc6_reach_x = 0</text:p>
            <text:p>overlay1_desc6_alpha_mod = 20</text:p>
            <text:p/>
            <text:p>### Overlay 'landscape' &gt; 7 &gt; light for 'left'</text:p>
            <text:p>overlay1_desc7 = "left,0.09,0.5,radial,0.035,0.07778"</text:p>
            <text:p>overlay1_desc7_overlay = p-light-act4.png</text:p>
            <text:p>overlay1_desc7_reach_x = 0</text:p>
            <text:p>overlay1_desc7_alpha_mod = 20</text:p>
            <text:p/>
            <text:p>### Overlay 'landscape' &gt; 8 &gt; light for 'right'</text:p>
            <text:p>overlay1_desc8 = "right,0.205,0.5,radial,0.035,0.07778"</text:p>
            <text:p>overlay1_desc8_overlay = p-light-act4.png</text:p>
            <text:p>overlay1_desc8_reach_x = 0</text:p>
            <text:p>overlay1_desc8_alpha_mod = 20</text:p>
            <text:p/>
            <text:p>### Overlay 'landscape' &gt; 9 &gt; light for 'down'</text:p>
            <text:p>overlay1_desc9 = "down,0.1475,0.62778,radial,0.035,0.07778"</text:p>
            <text:p>overlay1_desc9_overlay = p-light-act4.png</text:p>
            <text:p>overlay1_desc9_reach_x = 0</text:p>
            <text:p>overlay1_desc9_alpha_mod = 20</text:p>
            <text:p/>
            <text:p>### Overlay 'landscape' &gt; 10 &gt; light for 'up|left'</text:p>
            <text:p>overlay1_desc10 = "up|left,0.0874,0.36644,radial,0.0075,0.01667"</text:p>
            <text:p>overlay1_desc10_overlay = p-light-corner.png</text:p>
            <text:p>overlay1_desc10_reach_x = 0</text:p>
            <text:p>overlay1_desc10_alpha_mod = 20</text:p>
            <text:p/>
            <text:p>### Overlay 'landscape' &gt; 11 &gt; light for 'up|right'</text:p>
            <text:p>overlay1_desc11 = "up|right,0.2076,0.36644,radial,0.0075,0.01667"</text:p>
            <text:p>overlay1_desc11_overlay = p-light-corner.png</text:p>
            <text:p>overlay1_desc11_reach_x = 0</text:p>
            <text:p>overlay1_desc11_alpha_mod = 20</text:p>
            <text:p/>
            <text:p>### Overlay 'landscape' &gt; 12 &gt; light for 'down|left'</text:p>
            <text:p>overlay1_desc12 = "down|left,0.0874,0.63356,radial,0.0075,0.01667"</text:p>
            <text:p>overlay1_desc12_overlay = p-light-corner.png</text:p>
            <text:p>overlay1_desc12_reach_x = 0</text:p>
            <text:p>overlay1_desc12_alpha_mod = 20</text:p>
            <text:p/>
            <text:p>### Overlay 'landscape' &gt; 13 &gt; light for 'down|right'</text:p>
            <text:p>overlay1_desc13 = "down|right,0.2076,0.63356,radial,0.0075,0.01667"</text:p>
            <text:p>overlay1_desc13_overlay = p-light-corner.png</text:p>
            <text:p>overlay1_desc13_reach_x = 0</text:p>
            <text:p>overlay1_desc13_alpha_mod = 20</text:p>
            <text:p/>
            <text:p>### Overlay 'landscape' &gt; 14 &gt; light for 'a'</text:p>
            <text:p>overlay1_desc14 = "a,0.89472,0.44583,radial,0.04375,0.09722"</text:p>
            <text:p>overlay1_desc14_overlay = p-light-act2.png</text:p>
            <text:p>overlay1_desc14_reach_x = 0</text:p>
            <text:p>overlay1_desc14_alpha_mod = 20</text:p>
            <text:p/>
            <text:p>### Overlay 'landscape' &gt; 15 &gt; light for 'b'</text:p>
            <text:p>overlay1_desc15 = "b,0.81028,0.55417,radial,0.04375,0.09722"</text:p>
            <text:p>overlay1_desc15_overlay = p-light-act2.png</text:p>
            <text:p>overlay1_desc15_reach_x = 0</text:p>
            <text:p>overlay1_desc15_alpha_mod = 20</text:p>
            <text:p/>
            <text:p>### Overlay 'landscape' &gt; 16 &gt; button for 'toggle_fast_forward'</text:p>
            <text:p>overlay1_desc16 = "toggle_fast_forward,0.0775,0.92778,radial,0.0225,0.05"</text:p>
            <text:p>overlay1_desc16_overlay = p-btn-fast-forward.png</text:p>
            <text:p>overlay1_desc16_reach_x = 1.25</text:p>
            <text:p>overlay1_desc16_reach_y = 1.25</text:p>
            <text:p>overlay1_desc16_alpha_mod = 2</text:p>
            <text:p/>
            <text:p>### Overlay 'landscape' &gt; 17 &gt; button for 'load_state'</text:p>
            <text:p>overlay1_desc17 = "load_state,0.35917,0.07222,radial,0.0225,0.05"</text:p>
            <text:p>overlay1_desc17_overlay = p-btn-load.png</text:p>
            <text:p>overlay1_desc17_reach_x = 1.25</text:p>
            <text:p>overlay1_desc17_reach_y = 1.25</text:p>
            <text:p>overlay1_desc17_alpha_mod = 2</text:p>
            <text:p/>
            <text:p>### Overlay 'landscape' &gt; 18 &gt; button for 'save_state'</text:p>
            <text:p>overlay1_desc18 = "save_state,0.64083,0.07222,radial,0.0225,0.05"</text:p>
            <text:p>overlay1_desc18_overlay = p-btn-save.png</text:p>
            <text:p>overlay1_desc18_reach_x = 1.25</text:p>
            <text:p>overlay1_desc18_reach_y = 1.25</text:p>
            <text:p>overlay1_desc18_alpha_mod = 2</text:p>
            <text:p/>
            <text:p>### Overlay 'landscape' &gt; 19 &gt; button for 'menu_toggle'</text:p>
            <text:p>overlay1_desc19 = "menu_toggle,0.9225,0.92778,radial,0.0225,0.05"</text:p>
            <text:p>overlay1_desc19_overlay = p-btn-menu.png</text:p>
            <text:p>overlay1_desc19_reach_x = 1.25</text:p>
            <text:p>overlay1_desc19_reach_y = 1.25</text:p>
            <text:p>overlay1_desc19_alpha_mod = 2</text:p>
            <text:p/>
            <text:p>### Overlay 'landscape' &gt; 20 &gt; button for 'select'</text:p>
            <text:p>overlay1_desc20 = "select,0.07125,0.20651,radial,0.03,0.06667"</text:p>
            <text:p>overlay1_desc20_overlay = p-btn-select.png</text:p>
            <text:p>overlay1_desc20_reach_x = 1.25</text:p>
            <text:p>overlay1_desc20_reach_y = 1.25</text:p>
            <text:p>overlay1_desc20_alpha_mod = 2</text:p>
            <text:p/>
            <text:p>### Overlay 'landscape' &gt; 21 &gt; button for 'start'</text:p>
            <text:p>overlay1_desc21 = "start,0.92875,0.20651,radial,0.03,0.06667"</text:p>
            <text:p>overlay1_desc21_overlay = p-btn-start.png</text:p>
            <text:p>overlay1_desc21_reach_x = 1.25</text:p>
            <text:p>overlay1_desc21_reach_y = 1.25</text:p>
            <text:p>overlay1_desc21_alpha_mod = 2</text:p>
            <text:p/>
            <text:p>### Overlay 'landscape' &gt; 22 &gt; button for 'up', disabled, handled by dpad_area</text:p>
            <text:p>overlay1_desc22 = "up,0.1475,0.37222,radial,0.035,0.07778"</text:p>
            <text:p>overlay1_desc22_overlay = p-btn-dpad-up.png</text:p>
            <text:p>overlay1_desc22_reach_x = 0</text:p>
            <text:p>overlay1_desc22_alpha_mod = 2</text:p>
            <text:p/>
            <text:p>### Overlay 'landscape' &gt; 23 &gt; button for 'left', disabled, handled by dpad_area</text:p>
            <text:p>overlay1_desc23 = "left,0.09,0.5,radial,0.035,0.07778"</text:p>
            <text:p>overlay1_desc23_overlay = p-btn-dpad-left.png</text:p>
            <text:p>overlay1_desc23_reach_x = 0</text:p>
            <text:p>overlay1_desc23_alpha_mod = 2</text:p>
            <text:p/>
            <text:p>### Overlay 'landscape' &gt; 24 &gt; button for 'right', disabled, handled by dpad_area</text:p>
            <text:p>overlay1_desc24 = "right,0.205,0.5,radial,0.035,0.07778"</text:p>
            <text:p>overlay1_desc24_overlay = p-btn-dpad-right.png</text:p>
            <text:p>overlay1_desc24_reach_x = 0</text:p>
            <text:p>overlay1_desc24_alpha_mod = 2</text:p>
            <text:p/>
            <text:p>### Overlay 'landscape' &gt; 25 &gt; button for 'down', disabled, handled by dpad_area</text:p>
            <text:p>overlay1_desc25 = "down,0.1475,0.62778,radial,0.035,0.07778"</text:p>
            <text:p>overlay1_desc25_overlay = p-btn-dpad-down.png</text:p>
            <text:p>overlay1_desc25_reach_x = 0</text:p>
            <text:p>overlay1_desc25_alpha_mod = 2</text:p>
            <text:p/>
            <text:p>### Overlay 'landscape' &gt; 26 &gt; button for 'up|left', disabled, handled by dpad_area</text:p>
            <text:p>overlay1_desc26 = "up|left,0.0874,0.36644,radial,0.0075,0.01667"</text:p>
            <text:p>overlay1_desc26_overlay = p-btn-corner.png</text:p>
            <text:p>overlay1_desc26_reach_x = 0</text:p>
            <text:p>overlay1_desc26_alpha_mod = 2</text:p>
            <text:p/>
            <text:p>### Overlay 'landscape' &gt; 27 &gt; button for 'up|right', disabled, handled by dpad_area</text:p>
            <text:p>overlay1_desc27 = "up|right,0.2076,0.36644,radial,0.0075,0.01667"</text:p>
            <text:p>overlay1_desc27_overlay = p-btn-corner.png</text:p>
            <text:p>overlay1_desc27_reach_x = 0</text:p>
            <text:p>overlay1_desc27_alpha_mod = 2</text:p>
            <text:p/>
            <text:p>### Overlay 'landscape' &gt; 28 &gt; button for 'down|left', disabled, handled by dpad_area</text:p>
            <text:p>overlay1_desc28 = "down|left,0.0874,0.63356,radial,0.0075,0.01667"</text:p>
            <text:p>overlay1_desc28_overlay = p-btn-corner.png</text:p>
            <text:p>overlay1_desc28_reach_x = 0</text:p>
            <text:p>overlay1_desc28_alpha_mod = 2</text:p>
            <text:p/>
            <text:p>### Overlay 'landscape' &gt; 29 &gt; button for 'down|right', disabled, handled by dpad_area</text:p>
            <text:p>overlay1_desc29 = "down|right,0.2076,0.63356,radial,0.0075,0.01667"</text:p>
            <text:p>overlay1_desc29_overlay = p-btn-corner.png</text:p>
            <text:p>overlay1_desc29_reach_x = 0</text:p>
            <text:p>overlay1_desc29_alpha_mod = 2</text:p>
            <text:p/>
            <text:p>### Overlay 'landscape' &gt; 30 &gt; handler for 'dpad_area'</text:p>
            <text:p>overlay1_desc30 = "dpad_area,0.1475,0.5,radial,0.1025,0.22778"</text:p>
            <text:p>overlay1_desc30_overlay = p-area-dpad.png</text:p>
            <text:p>overlay1_desc30_reach_x = 1.25</text:p>
            <text:p>overlay1_desc30_reach_y = 1.25</text:p>
            <text:p>overlay1_desc30_alpha_mod = 1</text:p>
            <text:p/>
            <text:p>### Overlay 'landscape' &gt; 31 &gt; button for 'a’</text:p>
            <text:p>overlay1_desc31 = "a,0.89472,0.44583,radial,0.04375,0.09722"</text:p>
            <text:p>overlay1_desc31_overlay = p-btn-act2-a.png</text:p>
            <text:p>overlay1_desc31_reach_x = 1.25</text:p>
            <text:p>overlay1_desc31_reach_y = 1.25</text:p>
            <text:p>overlay1_desc31_alpha_mod = 2</text:p>
            <text:p/>
            <text:p>### Overlay 'landscape' &gt; 32 &gt; button for 'b’</text:p>
            <text:p>overlay1_desc32 = "b,0.81028,0.55417,radial,0.04375,0.09722"</text:p>
            <text:p>overlay1_desc32_overlay = p-btn-act2-b.png</text:p>
            <text:p>overlay1_desc32_reach_x = 1.25</text:p>
            <text:p>overlay1_desc32_reach_y = 1.25</text:p>
            <text:p>overlay1_desc32_alpha_mod = 2</text:p>
            <text:p/>
            <text:p>### Overlay 'landscape' &gt; 33 &gt; decoration 1 for ‘a|b’ corner</text:p>
            <text:p>overlay1_desc33 = "nul,0.81,0.33642,radial,0.0075,0.01667"</text:p>
            <text:p>overlay1_desc33_overlay = p-btn-corner.png</text:p>
            <text:p>overlay1_desc33_reach_x = 0</text:p>
            <text:p>overlay1_desc33_alpha_mod = 2</text:p>
            <text:p/>
            <text:p>### Overlay 'landscape' &gt; 34 &gt; decoration 2 for ‘a|b’ corner</text:p>
            <text:p>overlay1_desc34 = "nul,0.895,0.66358,radial,0.0075,0.01667"</text:p>
            <text:p>overlay1_desc34_overlay = p-btn-corner.png</text:p>
            <text:p>overlay1_desc34_reach_x = 0</text:p>
            <text:p>overlay1_desc34_alpha_mod = 2</text:p>
            <text:p/>
            <text:p>### Overlay 'landscape' &gt; 35 &gt; decoration border for 'abxy_area'</text:p>
            <text:p>overlay1_desc35 = "nul,0.8525,0.5,radial,0.1025,0.22778"</text:p>
            <text:p>overlay1_desc35_overlay = p-area-act.png</text:p>
            <text:p>overlay1_desc35_reach_x = 0</text:p>
            <text:p>overlay1_desc35_alpha_mod = 1</text:p>
            <text:p/>
            <text:p>### Overlay 'landscape' &gt; 36 &gt; link to portrait overlay</text:p>
            <text:p>overlay1_desc36 = "overlay_next,0,0,radial,0,0"</text:p>
            <text:p>overlay1_desc36_reach_x = 0</text:p>
            <text:p>overlay1_desc36_alpha_mod = 0</text:p>
            <text:p>overlay1_desc36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3:59:50.534174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29T14:53:24.668121390</dc:date>
    <meta:editing-duration>PT23H12M7S</meta:editing-duration>
    <meta:editing-cycles>57</meta:editing-cycles>
    <meta:generator>LibreOffice/24.2.3.2$Linux_X86_64 LibreOffice_project/420$Build-2</meta:generator>
    <meta:document-statistic meta:table-count="3" meta:cell-count="1084" meta:object-count="0"/>
  </office:meta>
</office:document-meta>
</file>